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5.297cm"/>
    </style:style>
    <style:style style:name="co17" style:family="table-column">
      <style:table-column-properties fo:break-before="auto" style:column-width="2.947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722cm"/>
    </style:style>
    <style:style style:name="co20" style:family="table-column">
      <style:table-column-properties fo:break-before="auto" style:column-width="5.055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3.39cm"/>
    </style:style>
    <style:style style:name="co23" style:family="table-column">
      <style:table-column-properties fo:break-before="auto" style:column-width="8.879cm"/>
    </style:style>
    <style:style style:name="co24" style:family="table-column">
      <style:table-column-properties fo:break-before="auto" style:column-width="8.324cm"/>
    </style:style>
    <style:style style:name="co25" style:family="table-column">
      <style:table-column-properties fo:break-before="auto" style:column-width="9.573cm"/>
    </style:style>
    <style:style style:name="co26" style:family="table-column">
      <style:table-column-properties fo:break-before="auto" style:column-width="7.214cm"/>
    </style:style>
    <style:style style:name="co27" style:family="table-column">
      <style:table-column-properties fo:break-before="auto" style:column-width="8.562cm"/>
    </style:style>
    <style:style style:name="co28" style:family="table-column">
      <style:table-column-properties fo:break-before="auto" style:column-width="6.048cm"/>
    </style:style>
    <style:style style:name="co29" style:family="table-column">
      <style:table-column-properties fo:break-before="auto" style:column-width="16.741cm"/>
    </style:style>
    <style:style style:name="co30" style:family="table-column">
      <style:table-column-properties fo:break-before="auto" style:column-width="3.884cm"/>
    </style:style>
    <style:style style:name="co31" style:family="table-column">
      <style:table-column-properties fo:break-before="auto" style:column-width="5.595cm"/>
    </style:style>
    <style:style style:name="co32" style:family="table-column">
      <style:table-column-properties fo:break-before="auto" style:column-width="4.392cm"/>
    </style:style>
    <style:style style:name="co33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88cm solid #000000" fo:border-right="none" fo:border-top="0.088cm solid #000000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88cm solid #000000"/>
    </style:style>
    <style:style style:name="ce5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8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5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67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3" style:family="table-cell" style:parent-style-name="Default">
      <style:table-cell-properties fo:border-bottom="none" fo:border-left="none" fo:border-right="0.088cm solid #000000" fo:border-top="0.088cm solid #000000"/>
    </style:style>
    <style:style style:name="ce74" style:family="table-cell" style:parent-style-name="Default">
      <style:table-cell-properties fo:border-bottom="none" fo:border-left="none" fo:border-right="0.088cm solid #000000" fo:border-top="none"/>
    </style:style>
    <style:style style:name="ce75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99"/>
    </style:style>
    <style:style style:name="ce82" style:family="table-cell" style:parent-style-name="Default">
      <style:table-cell-properties fo:background-color="#009933"/>
    </style:style>
    <style:style style:name="ce83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33ff99"/>
    </style:style>
    <style:style style:name="ce87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border-left="none" fo:border-right="none" style:rotation-align="none" fo:border-top="0.002cm solid #000000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2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3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6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24"/>
        <table:table-column table:style-name="co4" table:default-cell-style-name="ce24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ce86"/>
        <table:table-column table:style-name="co25" table:default-cell-style-name="ce86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6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7" office:value-type="string">
            <text:p>Bajo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29" office:value-type="string">
            <text:p>Total</text:p>
          </table:table-cell>
          <table:table-cell table:style-name="ce47" office:value-type="string">
            <text:p>Comentario</text:p>
          </table:table-cell>
          <table:table-cell/>
          <table:table-cell table:style-name="ce59" office:value-type="string">
            <text:p>Factor de Complejidad</text:p>
          </table:table-cell>
          <table:table-cell table:style-name="ce65" office:value-type="string">
            <text:p>Valor(0-5)</text:p>
          </table:table-cell>
          <table:table-cell/>
          <table:table-cell table:style-name="ce79" office:value-type="string" table:number-columns-spanned="4" table:number-rows-spanned="1">
            <text:p>Cálculo de Esfuerzo</text:p>
          </table:table-cell>
          <table:covered-table-cell table:style-name="ce84"/>
          <table:covered-table-cell table:number-columns-repeated="2" table:style-name="ce85"/>
          <table:table-cell table:number-columns-repeated="1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cm" draw:caption-point-x="-0.61cm" draw:caption-point-y="1.364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style-name="ce48">
            <office:annotation draw:style-name="gr3" draw:text-style-name="P2" svg:width="2.899cm" svg:height="1.781cm" svg:x="31.468cm" svg:y="0cm" draw:caption-point-x="-0.61cm" draw:caption-point-y="1.364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60" office:value-type="string">
            <text:p>Comunicación de Datos</text:p>
          </table:table-cell>
          <table:table-cell table:style-name="ce66" office:value-type="float" office:value="4">
            <text:p>4</text:p>
          </table:table-cell>
          <table:table-cell/>
          <table:table-cell table:style-name="ce79" office:value-type="string">
            <text:p>Índice del Nivel del Lenguaje</text:p>
          </table:table-cell>
          <table:table-cell table:style-name="ce79" office:value-type="string">
            <text:p>Nivel del Lenguaje</text:p>
          </table:table-cell>
          <table:table-cell table:style-name="ce79" office:value-type="string">
            <text:p>Horas por PF</text:p>
          </table:table-cell>
          <table:table-cell table:style-name="ce79" office:value-type="string">
            <text:p>Líneas de Código por PF</text:p>
          </table:table-cell>
          <table:table-cell table:number-columns-repeated="9"/>
          <table:table-cell table:style-name="ce79" office:value-type="string" table:number-columns-spanned="2" table:number-rows-spanned="1">
            <text:p>Distribución del Esfuerzo</text:p>
          </table:table-cell>
          <table:covered-table-cell table:style-name="ce91"/>
          <table:table-cell table:style-name="ce79" office:value-type="string" table:number-columns-spanned="5" table:number-rows-spanned="1">
            <text:p>Tamaño del producto(KDSI)</text:p>
          </table:table-cell>
          <table:covered-table-cell table:number-columns-repeated="3" table:style-name="ce91"/>
          <table:covered-table-cell table:style-name="ce85"/>
          <table:table-cell/>
          <table:table-cell table:style-name="ce91" office:value-type="string">
            <text:p>Modificadores del coste de desarrollo</text:p>
          </table:table-cell>
          <table:table-cell table:style-name="ce91" office:value-type="string">
            <text:p>Muy bajo</text:p>
          </table:table-cell>
          <table:table-cell table:style-name="ce91" office:value-type="string">
            <text:p>Bajo</text:p>
          </table:table-cell>
          <table:table-cell table:style-name="ce91" office:value-type="string">
            <text:p>Nominal</text:p>
          </table:table-cell>
          <table:table-cell table:style-name="ce91" office:value-type="string">
            <text:p>Alto</text:p>
          </table:table-cell>
          <table:table-cell table:style-name="ce91" office:value-type="string">
            <text:p>Muy Alto</text:p>
          </table:table-cell>
          <table:table-cell table:style-name="ce91" office:value-type="string">
            <text:p>Extra Alt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297cm" draw:caption-point-x="-0.61cm" draw:caption-point-y="1.519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9">
            <office:annotation draw:style-name="gr5" draw:text-style-name="P2" svg:width="2.899cm" svg:height="2.571cm" svg:x="31.468cm" svg:y="0.297cm" draw:caption-point-x="-0.61cm" draw:caption-point-y="1.519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60" office:value-type="string">
            <text:p>Proceso distribuido</text:p>
          </table:table-cell>
          <table:table-cell table:style-name="ce66" office:value-type="float" office:value="4">
            <text:p>4</text:p>
          </table:table-cell>
          <table:table-cell/>
          <table:table-cell table:style-name="ce80" office:value-type="float" office:value="1">
            <text:p>1</text:p>
          </table:table-cell>
          <table:table-cell table:style-name="ce80" office:value-type="string">
            <text:p>-2GL(Ensamblador, C...)</text:p>
          </table:table-cell>
          <table:table-cell table:style-name="ce80" office:value-type="float" office:value="50">
            <text:p>50</text:p>
          </table:table-cell>
          <table:table-cell table:style-name="ce80" office:value-type="float" office:value="500">
            <text:p>500</text:p>
          </table:table-cell>
          <table:table-cell table:number-columns-repeated="9"/>
          <table:table-cell table:style-name="ce91" office:value-type="string">
            <text:p>Modo</text:p>
          </table:table-cell>
          <table:table-cell table:style-name="ce91" office:value-type="string">
            <text:p>Fases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128">
            <text:p>128</text:p>
          </table:table-cell>
          <table:table-cell table:style-name="ce91" office:value-type="float" office:value="512">
            <text:p>512</text:p>
          </table:table-cell>
          <table:table-cell/>
          <table:table-cell table:style-name="ce91" office:value-type="string">
            <text:p>Atributos del Producto</text:p>
          </table:table-cell>
          <table:table-cell table:style-name="ce85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0.749cm" draw:caption-point-x="-0.61cm" draw:caption-point-y="1.519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37" office:value-type="float" office:value="2">
            <text:p>2</text:p>
          </table:table-cell>
          <table:table-cell table:style-name="ce49">
            <office:annotation draw:style-name="gr7" draw:text-style-name="P2" svg:width="2.899cm" svg:height="2.176cm" svg:x="31.468cm" svg:y="0.749cm" draw:caption-point-x="-0.61cm" draw:caption-point-y="1.519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60" office:value-type="string">
            <text:p>Rendimiento</text:p>
          </table:table-cell>
          <table:table-cell table:style-name="ce66" office:value-type="float" office:value="3">
            <text:p>3</text:p>
          </table:table-cell>
          <table:table-cell/>
          <table:table-cell table:style-name="ce80" office:value-type="float" office:value="2">
            <text:p>2</text:p>
          </table:table-cell>
          <table:table-cell table:style-name="ce80" office:value-type="string">
            <text:p>-3GL(COBOL, JavaScript...)</text:p>
          </table:table-cell>
          <table:table-cell table:style-name="ce80" office:value-type="float" office:value="30">
            <text:p>30</text:p>
          </table:table-cell>
          <table:table-cell table:style-name="ce80" office:value-type="float" office:value="200">
            <text:p>200</text:p>
          </table:table-cell>
          <table:table-cell table:number-columns-repeated="9"/>
          <table:table-cell table:style-name="ce88" office:value-type="string" table:number-columns-spanned="1" table:number-rows-spanned="4">
            <text:p>Orgánico</text:p>
          </table:table-cell>
          <table:table-cell table:style-name="ce85" office:value-type="string">
            <text:p>Planificació y requerimientos</text:p>
          </table:table-cell>
          <table:table-cell table:number-columns-repeated="2" table:style-name="ce86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86"/>
          <table:table-cell/>
          <table:table-cell table:style-name="ce86" office:value-type="string">
            <text:p>RELY Confiabilidad requerida del software</text:p>
          </table:table-cell>
          <table:table-cell table:style-name="ce86" office:value-type="float" office:value="0.75">
            <text:p>0,75</text:p>
          </table:table-cell>
          <table:table-cell table:style-name="ce86" office:value-type="float" office:value="0.88">
            <text:p>0,88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15">
            <text:p>1,15</text:p>
          </table:table-cell>
          <table:table-cell table:style-name="ce86" office:value-type="float" office:value="1.4">
            <text:p>1,4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2cm" draw:caption-point-x="-0.61cm" draw:caption-point-y="1.519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9">
            <office:annotation draw:style-name="gr8" draw:text-style-name="P2" svg:width="2.899cm" svg:height="10.866cm" svg:x="31.468cm" svg:y="1.347cm" draw:caption-point-x="-0.61cm" draw:caption-point-y="1.372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60" office:value-type="string">
            <text:p>Configuracion Operacional Compartida</text:p>
          </table:table-cell>
          <table:table-cell table:style-name="ce66" office:value-type="float" office:value="3">
            <text:p>3</text:p>
          </table:table-cell>
          <table:table-cell/>
          <table:table-cell table:style-name="ce80" office:value-type="float" office:value="3">
            <text:p>3</text:p>
          </table:table-cell>
          <table:table-cell table:style-name="ce80" office:value-type="string">
            <text:p>-4GL(VISUAL, PostgreSQL,...)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0">
            <text:p>40</text:p>
          </table:table-cell>
          <table:table-cell table:number-columns-repeated="9"/>
          <table:covered-table-cell table:style-name="ce85"/>
          <table:table-cell table:style-name="ce85" office:value-type="string">
            <text:p>Diseño del producto</text:p>
          </table:table-cell>
          <table:table-cell table:number-columns-repeated="2" table:style-name="ce86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 table:style-name="ce86"/>
          <table:table-cell/>
          <table:table-cell table:style-name="ce86" office:value-type="string">
            <text:p>DATA Tamaño de la Base de Datos</text:p>
          </table:table-cell>
          <table:table-cell table:style-name="ce86"/>
          <table:table-cell table:style-name="ce86" office:value-type="float" office:value="0.94">
            <text:p>0,94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08">
            <text:p>1,08</text:p>
          </table:table-cell>
          <table:table-cell table:style-name="ce86" office:value-type="float" office:value="1.16">
            <text:p>1,16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1.652cm" draw:caption-point-x="-0.61cm" draw:caption-point-y="1.519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9">
            <office:annotation draw:style-name="gr7" draw:text-style-name="P2" svg:width="2.899cm" svg:height="2.176cm" svg:x="31.468cm" svg:y="1.652cm" draw:caption-point-x="-0.61cm" draw:caption-point-y="1.519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60" office:value-type="string">
            <text:p>Ratio de Transacciones</text:p>
          </table:table-cell>
          <table:table-cell table:style-name="ce66" office:value-type="float" office:value="1">
            <text:p>1</text:p>
          </table:table-cell>
          <table:table-cell/>
          <table:table-cell table:style-name="ce81" office:value-type="string">
            <text:p>Índice del Nivel del Lenguaje</text:p>
          </table:table-cell>
          <table:table-cell table:style-name="ce81" office:value-type="float" office:value="1">
            <text:p>1</text:p>
          </table:table-cell>
          <table:table-cell table:number-columns-repeated="11"/>
          <table:covered-table-cell table:style-name="ce85"/>
          <table:table-cell table:style-name="ce85" office:value-type="string">
            <text:p>Programación</text:p>
          </table:table-cell>
          <table:table-cell table:style-name="ce86" office:value-type="float" office:value="68">
            <text:p>68</text:p>
          </table:table-cell>
          <table:table-cell table:style-name="ce86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style-name="ce86"/>
          <table:table-cell/>
          <table:table-cell table:style-name="ce86" office:value-type="string">
            <text:p>CPLX Complejidad del Producto</text:p>
          </table:table-cell>
          <table:table-cell table:style-name="ce86" office:value-type="float" office:value="0.7">
            <text:p>0,7</text:p>
          </table:table-cell>
          <table:table-cell table:style-name="ce86" office:value-type="float" office:value="0.85">
            <text:p>0,85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15">
            <text:p>1,15</text:p>
          </table:table-cell>
          <table:table-cell table:style-name="ce86" office:value-type="float" office:value="1.3">
            <text:p>1,3</text:p>
          </table:table-cell>
          <table:table-cell table:style-name="ce86" office:value-type="float" office:value="1.65">
            <text:p>1,6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20" table:number-columns-repeated="4"/>
          <table:table-cell table:style-name="ce50"/>
          <table:table-cell/>
          <table:table-cell table:style-name="ce60" office:value-type="string">
            <text:p>Entrada de Datos on-line</text:p>
          </table:table-cell>
          <table:table-cell table:style-name="ce66" office:value-type="float" office:value="2">
            <text:p>2</text:p>
          </table:table-cell>
          <table:table-cell/>
          <table:table-cell table:style-name="ce82" office:value-type="string">
            <text:p>Estimación de Horas</text:p>
          </table:table-cell>
          <table:table-cell table:style-name="ce82" table:formula="of:=IF([.M8]=1;[.J21]*[.N5];IF([.M8]=2;[.J21]*[.N6];IF([.M8]=3;[.J21]*[.N7];&quot;&quot;)))" office:value-type="float" office:value="2111.5">
            <text:p>2111,5</text:p>
          </table:table-cell>
          <table:table-cell table:number-columns-repeated="11"/>
          <table:covered-table-cell table:style-name="ce85"/>
          <table:table-cell table:style-name="ce85" office:value-type="string">
            <text:p>Integración y prueba</text:p>
          </table:table-cell>
          <table:table-cell table:style-name="ce86" office:value-type="float" office:value="16">
            <text:p>16</text:p>
          </table:table-cell>
          <table:table-cell table:style-name="ce86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86"/>
          <table:table-cell/>
          <table:table-cell table:style-name="ce91" office:value-type="string">
            <text:p>Atributos del Ordenador</text:p>
          </table:table-cell>
          <table:table-cell table:style-name="ce85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0" office:value-type="string">
            <text:p>Eficiencia con el Usuario Final</text:p>
          </table:table-cell>
          <table:table-cell table:style-name="ce66" office:value-type="float" office:value="2">
            <text:p>2</text:p>
          </table:table-cell>
          <table:table-cell/>
          <table:table-cell table:style-name="ce82" office:value-type="string">
            <text:p>Estimación de Líneas</text:p>
          </table:table-cell>
          <table:table-cell table:style-name="ce82" table:formula="of:=IF([.M8]=1;[.J21]*[.O5];IF([.M8]=2;[.J21]*[.O6];IF([.M8]=3;[.J21]*[.O7];&quot;&quot;)))" office:value-type="float" office:value="21115">
            <text:p>21115</text:p>
          </table:table-cell>
          <table:table-cell table:number-columns-repeated="11"/>
          <table:table-cell table:style-name="ce87" office:value-type="string" table:number-columns-spanned="1" table:number-rows-spanned="4">
            <text:p>Semi-acoplado</text:p>
          </table:table-cell>
          <table:table-cell table:style-name="ce85" office:value-type="string">
            <text:p>Planificació y requerimientos</text:p>
          </table:table-cell>
          <table:table-cell table:number-columns-repeated="2" table:style-name="ce86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86" office:value-type="float" office:value="7">
            <text:p>7</text:p>
          </table:table-cell>
          <table:table-cell/>
          <table:table-cell table:style-name="ce86" office:value-type="string">
            <text:p>TIME Restricciones del tiempo de ejecución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style-name="ce86" office:value-type="float" office:value="1.11">
            <text:p>1,11</text:p>
          </table:table-cell>
          <table:table-cell table:style-name="ce86" office:value-type="float" office:value="1.3">
            <text:p>1,3</text:p>
          </table:table-cell>
          <table:table-cell table:style-name="ce86" office:value-type="float" office:value="1.66">
            <text:p>1,6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1"/>
          <table:table-cell table:style-name="Default" table:number-columns-repeated="2"/>
          <table:table-cell table:number-columns-repeated="3"/>
          <table:table-cell table:style-name="ce60" office:value-type="string">
            <text:p>Actualizaciones on-line</text:p>
          </table:table-cell>
          <table:table-cell table:style-name="ce66" office:value-type="float" office:value="1">
            <text:p>1</text:p>
          </table:table-cell>
          <table:table-cell table:number-columns-repeated="14"/>
          <table:covered-table-cell table:style-name="ce85"/>
          <table:table-cell table:style-name="ce85" office:value-type="string">
            <text:p>Diseño del producto</text:p>
          </table:table-cell>
          <table:table-cell table:number-columns-repeated="2" table:style-name="ce86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  <table:table-cell table:style-name="ce86" office:value-type="float" office:value="17">
            <text:p>17</text:p>
          </table:table-cell>
          <table:table-cell/>
          <table:table-cell table:style-name="ce86" office:value-type="string">
            <text:p>STOR Restric. En almacenamiento principal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style-name="ce86" office:value-type="float" office:value="1.06">
            <text:p>1,06</text:p>
          </table:table-cell>
          <table:table-cell table:style-name="ce86" office:value-type="float" office:value="1.21">
            <text:p>1,21</text:p>
          </table:table-cell>
          <table:table-cell table:style-name="ce86" office:value-type="float" office:value="1.56">
            <text:p>1,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60" office:value-type="string">
            <text:p>Complejidad del Proceso Interno</text:p>
          </table:table-cell>
          <table:table-cell table:style-name="ce66" office:value-type="float" office:value="5">
            <text:p>5</text:p>
          </table:table-cell>
          <table:table-cell table:number-columns-repeated="14"/>
          <table:covered-table-cell table:style-name="ce85"/>
          <table:table-cell table:style-name="ce85" office:value-type="string">
            <text:p>Programación</text:p>
          </table:table-cell>
          <table:table-cell table:style-name="ce86" office:value-type="float" office:value="64">
            <text:p>64</text:p>
          </table:table-cell>
          <table:table-cell table:style-name="ce86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style-name="ce86" office:value-type="float" office:value="52">
            <text:p>52</text:p>
          </table:table-cell>
          <table:table-cell/>
          <table:table-cell table:style-name="ce86" office:value-type="string">
            <text:p>VIRT Volatilidad de la máquina virtual</text:p>
          </table:table-cell>
          <table:table-cell table:style-name="ce86"/>
          <table:table-cell table:style-name="ce86" office:value-type="float" office:value="0.87">
            <text:p>0,87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15">
            <text:p>1,15</text:p>
          </table:table-cell>
          <table:table-cell table:style-name="ce86" office:value-type="float" office:value="1.3">
            <text:p>1,3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 table:number-columns-repeated="2"/>
          <table:table-cell table:number-columns-repeated="3"/>
          <table:table-cell table:style-name="ce60" office:value-type="string">
            <text:p>Reusabilidad del Código</text:p>
          </table:table-cell>
          <table:table-cell table:style-name="ce66" office:value-type="float" office:value="4">
            <text:p>4</text:p>
          </table:table-cell>
          <table:table-cell table:number-columns-repeated="14"/>
          <table:covered-table-cell table:style-name="ce85"/>
          <table:table-cell table:style-name="ce85" office:value-type="string">
            <text:p>Integración y prueba</text:p>
          </table:table-cell>
          <table:table-cell table:style-name="ce86" office:value-type="float" office:value="19">
            <text:p>19</text:p>
          </table:table-cell>
          <table:table-cell table:style-name="ce86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style-name="ce86" office:value-type="float" office:value="31">
            <text:p>31</text:p>
          </table:table-cell>
          <table:table-cell/>
          <table:table-cell table:style-name="ce86" office:value-type="string">
            <text:p>TURN Tiempo de respuesta del ordenador</text:p>
          </table:table-cell>
          <table:table-cell table:style-name="ce86"/>
          <table:table-cell table:style-name="ce86" office:value-type="float" office:value="0.87">
            <text:p>0,87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07">
            <text:p>1,07</text:p>
          </table:table-cell>
          <table:table-cell table:style-name="ce86" office:value-type="float" office:value="1.15">
            <text:p>1,15</text:p>
          </table:table-cell>
          <table:table-cell table:style-name="ce86"/>
          <table:table-cell>
            <draw:custom-shape table:end-cell-address="Sheet1.AU28" table:end-x="0.661cm" table:end-y="0.098cm" draw:z-index="0" draw:name="Text 3" draw:style-name="gr1" draw:text-style-name="P1" svg:width="21.072cm" svg:height="6.863cm" svg:x="1.293cm" svg:y="0.262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 table:number-columns-repeated="2"/>
          <table:table-cell table:number-columns-repeated="3"/>
          <table:table-cell table:style-name="ce60" office:value-type="string">
            <text:p>Contempla la Conversión e Instalación</text:p>
          </table:table-cell>
          <table:table-cell table:style-name="ce66" office:value-type="float" office:value="2">
            <text:p>2</text:p>
          </table:table-cell>
          <table:table-cell table:number-columns-repeated="14"/>
          <table:table-cell table:style-name="ce87" office:value-type="string" table:number-columns-spanned="1" table:number-rows-spanned="4">
            <text:p>Empotrado</text:p>
          </table:table-cell>
          <table:table-cell table:style-name="ce85" office:value-type="string">
            <text:p>Planificació y requerimientos</text:p>
          </table:table-cell>
          <table:table-cell table:number-columns-repeated="2" table:style-name="ce86" office:value-type="float" office:value="8">
            <text:p>8</text:p>
          </table:table-cell>
          <table:table-cell table:number-columns-repeated="2" office:value-type="float" office:value="8">
            <text:p>8</text:p>
          </table:table-cell>
          <table:table-cell table:style-name="ce86" office:value-type="float" office:value="8">
            <text:p>8</text:p>
          </table:table-cell>
          <table:table-cell/>
          <table:table-cell table:style-name="ce91" office:value-type="string">
            <text:p>Atributos del Personal</text:p>
          </table:table-cell>
          <table:table-cell table:style-name="ce85" table:number-columns-repeated="6"/>
          <table:table-cell table:number-columns-repeated="8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60" office:value-type="string">
            <text:p>Facilidad de Operación (back up, etc.)</text:p>
          </table:table-cell>
          <table:table-cell table:style-name="ce66" office:value-type="float" office:value="2">
            <text:p>2</text:p>
          </table:table-cell>
          <table:table-cell table:number-columns-repeated="14"/>
          <table:covered-table-cell table:style-name="ce87"/>
          <table:table-cell table:style-name="ce85" office:value-type="string">
            <text:p>Diseño del producto</text:p>
          </table:table-cell>
          <table:table-cell table:number-columns-repeated="2" table:style-name="ce86" office:value-type="float" office:value="18">
            <text:p>18</text:p>
          </table:table-cell>
          <table:table-cell table:number-columns-repeated="2" office:value-type="float" office:value="18">
            <text:p>18</text:p>
          </table:table-cell>
          <table:table-cell table:style-name="ce86" office:value-type="float" office:value="18">
            <text:p>18</text:p>
          </table:table-cell>
          <table:table-cell/>
          <table:table-cell table:style-name="ce86" office:value-type="string">
            <text:p>ACAP Capacidad de los analistas</text:p>
          </table:table-cell>
          <table:table-cell table:style-name="ce86" office:value-type="float" office:value="1.46">
            <text:p>1,46</text:p>
          </table:table-cell>
          <table:table-cell table:style-name="ce86" office:value-type="float" office:value="1.19">
            <text:p>1,19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86">
            <text:p>0,86</text:p>
          </table:table-cell>
          <table:table-cell table:style-name="ce86" office:value-type="float" office:value="0.71">
            <text:p>0,71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ce60" office:value-type="string">
            <text:p>Instalaciones Múltiples</text:p>
          </table:table-cell>
          <table:table-cell table:style-name="ce66" office:value-type="float" office:value="2">
            <text:p>2</text:p>
          </table:table-cell>
          <table:table-cell/>
          <table:table-cell table:style-name="ce79" office:value-type="string" table:number-columns-spanned="4" table:number-rows-spanned="1">
            <text:p>Cálculo de Esfuerzo con COMOMO II</text:p>
          </table:table-cell>
          <table:covered-table-cell table:style-name="ce84"/>
          <table:covered-table-cell table:number-columns-repeated="2" table:style-name="ce85"/>
          <table:table-cell table:number-columns-repeated="9"/>
          <table:covered-table-cell table:style-name="ce87"/>
          <table:table-cell table:style-name="ce85" office:value-type="string">
            <text:p>Programación</text:p>
          </table:table-cell>
          <table:table-cell table:style-name="ce86" office:value-type="float" office:value="60">
            <text:p>60</text:p>
          </table:table-cell>
          <table:table-cell table:style-name="ce86"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style-name="ce86" office:value-type="float" office:value="48">
            <text:p>48</text:p>
          </table:table-cell>
          <table:table-cell/>
          <table:table-cell table:style-name="ce86" office:value-type="string">
            <text:p>AEXP Experiencia en la aplicación</text:p>
          </table:table-cell>
          <table:table-cell table:style-name="ce86" office:value-type="float" office:value="1.29">
            <text:p>1,29</text:p>
          </table:table-cell>
          <table:table-cell table:style-name="ce86" office:value-type="float" office:value="1.13">
            <text:p>1,13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91">
            <text:p>0,91</text:p>
          </table:table-cell>
          <table:table-cell table:style-name="ce86" office:value-type="float" office:value="0.82">
            <text:p>0,82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0" office:value-type="string">
            <text:p>Facilidad de Cambios</text:p>
          </table:table-cell>
          <table:table-cell table:style-name="ce66" office:value-type="float" office:value="3">
            <text:p>3</text:p>
          </table:table-cell>
          <table:table-cell/>
          <table:table-cell table:style-name="ce79" office:value-type="string">
            <text:p>Índice del Nivel del Lenguaje</text:p>
          </table:table-cell>
          <table:table-cell table:style-name="ce79" office:value-type="string">
            <text:p>Nivel del Lenguaje</text:p>
          </table:table-cell>
          <table:table-cell table:style-name="ce79" office:value-type="string">
            <text:p>Horas por PF</text:p>
          </table:table-cell>
          <table:table-cell table:style-name="ce79" office:value-type="string">
            <text:p>Líneas de Código por PF</text:p>
          </table:table-cell>
          <table:table-cell table:number-columns-repeated="9"/>
          <table:covered-table-cell table:style-name="ce87"/>
          <table:table-cell table:style-name="ce85" office:value-type="string">
            <text:p>Integración y prueba</text:p>
          </table:table-cell>
          <table:table-cell table:style-name="ce86" office:value-type="float" office:value="22">
            <text:p>22</text:p>
          </table:table-cell>
          <table:table-cell table:style-name="ce86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style-name="ce86" office:value-type="float" office:value="34">
            <text:p>34</text:p>
          </table:table-cell>
          <table:table-cell/>
          <table:table-cell table:style-name="ce86" office:value-type="string">
            <text:p>PCAP Capacidad de los programadores</text:p>
          </table:table-cell>
          <table:table-cell table:style-name="ce86" office:value-type="float" office:value="1.42">
            <text:p>1,42</text:p>
          </table:table-cell>
          <table:table-cell table:style-name="ce86" office:value-type="float" office:value="1.17">
            <text:p>1,17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86">
            <text:p>0,86</text:p>
          </table:table-cell>
          <table:table-cell table:style-name="ce86" office:value-type="float" office:value="0.7">
            <text:p>0,7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1" office:value-type="string">
            <text:p>Factor de Complejidad Total (FCT)</text:p>
          </table:table-cell>
          <table:table-cell table:style-name="ce67" table:formula="of:=SUM([.J4:.J17])" office:value-type="float" office:value="38">
            <text:p>38</text:p>
          </table:table-cell>
          <table:table-cell/>
          <table:table-cell table:style-name="ce80" office:value-type="float" office:value="1">
            <text:p>1</text:p>
          </table:table-cell>
          <table:table-cell table:style-name="ce80" office:value-type="string">
            <text:p>-2GL(Ensamblador, C...)</text:p>
          </table:table-cell>
          <table:table-cell table:style-name="ce80" office:value-type="float" office:value="50">
            <text:p>50</text:p>
          </table:table-cell>
          <table:table-cell table:style-name="ce80" office:value-type="float" office:value="500">
            <text:p>500</text:p>
          </table:table-cell>
          <table:table-cell table:number-columns-repeated="9"/>
          <table:table-cell table:style-name="ce79" office:value-type="string" table:number-columns-spanned="7" table:number-rows-spanned="1">
            <text:p>Distribución del Calendario</text:p>
          </table:table-cell>
          <table:covered-table-cell table:number-columns-repeated="6" table:style-name="ce85"/>
          <table:table-cell/>
          <table:table-cell table:style-name="ce86" office:value-type="string">
            <text:p>VEXP Experiencia en uso de memoria virtual</text:p>
          </table:table-cell>
          <table:table-cell table:style-name="ce86" office:value-type="float" office:value="1.21">
            <text:p>1,21</text:p>
          </table:table-cell>
          <table:table-cell table:style-name="ce86" office:value-type="float" office:value="1.1">
            <text:p>1,1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9">
            <text:p>0,9</text:p>
          </table:table-cell>
          <table:table-cell table:style-name="ce86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/>
          <table:table-cell table:style-name="ce62" office:value-type="string">
            <office:annotation draw:style-name="gr10" draw:text-style-name="P3" svg:width="2.899cm" svg:height="1.386cm" svg:x="41.133cm" svg:y="6.62cm" draw:caption-point-x="-0.61cm" draw:caption-point-y="1.519cm">
              <dc:date>2019-03-15T00:00:00</dc:date>
              <text:p text:style-name="P3"><text:span text:style-name="T3">Ajuste de Complejidad Técnica</text:span></text:p>
            </office:annotation>
            <text:p>ACT</text:p>
          </table:table-cell>
          <table:table-cell table:style-name="ce62" table:formula="of:=[.J18]*0.01 +0.65" office:value-type="float" office:value="1.03">
            <text:p>1,03</text:p>
          </table:table-cell>
          <table:table-cell/>
          <table:table-cell table:style-name="ce80" office:value-type="float" office:value="2">
            <text:p>2</text:p>
          </table:table-cell>
          <table:table-cell table:style-name="ce80" office:value-type="string">
            <text:p>-3GL(COBOL, JavaScript...)</text:p>
          </table:table-cell>
          <table:table-cell table:style-name="ce80" office:value-type="float" office:value="30">
            <text:p>30</text:p>
          </table:table-cell>
          <table:table-cell table:style-name="ce80" office:value-type="float" office:value="200">
            <text:p>200</text:p>
          </table:table-cell>
          <table:table-cell table:number-columns-repeated="9"/>
          <table:table-cell table:style-name="ce91" office:value-type="string">
            <text:p>Modo</text:p>
          </table:table-cell>
          <table:table-cell table:style-name="ce91" office:value-type="string">
            <text:p>Fases</text:p>
          </table:table-cell>
          <table:table-cell table:style-name="ce91" office:value-type="string">
            <text:p>S-2</text:p>
          </table:table-cell>
          <table:table-cell table:style-name="ce91" office:value-type="string">
            <text:p>Y-8</text:p>
          </table:table-cell>
          <table:table-cell table:style-name="ce91" office:value-type="string">
            <text:p>M-32</text:p>
          </table:table-cell>
          <table:table-cell table:style-name="ce91" office:value-type="string">
            <text:p>G128</text:p>
          </table:table-cell>
          <table:table-cell table:style-name="ce91" office:value-type="string">
            <text:p>E-512</text:p>
          </table:table-cell>
          <table:table-cell/>
          <table:table-cell table:style-name="ce86" office:value-type="string">
            <text:p>LEXP Experiencia en lenguage de programación</text:p>
          </table:table-cell>
          <table:table-cell table:style-name="ce86" office:value-type="float" office:value="1.14">
            <text:p>1,14</text:p>
          </table:table-cell>
          <table:table-cell table:style-name="ce86" office:value-type="float" office:value="1.07">
            <text:p>1,07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95">
            <text:p>0,95</text:p>
          </table:table-cell>
          <table:table-cell table:style-name="ce86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2" office:value-type="string">
            <office:annotation draw:style-name="gr3" draw:text-style-name="P2" svg:width="2.899cm" svg:height="1.781cm" svg:x="41.133cm" svg:y="7.071cm" draw:caption-point-x="-0.61cm" draw:caption-point-y="1.519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NA</text:p>
          </table:table-cell>
          <table:table-cell table:style-name="ce62" table:formula="of:=[.K82]+[.K70]+[.K56]+[.K39]+[.K37]" office:value-type="float" office:value="41">
            <text:p>41</text:p>
          </table:table-cell>
          <table:table-cell/>
          <table:table-cell table:style-name="ce80" office:value-type="float" office:value="3">
            <text:p>3</text:p>
          </table:table-cell>
          <table:table-cell table:style-name="ce80" office:value-type="string">
            <text:p>-4GL(VISUAL, PostgreSQL,...)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0">
            <text:p>40</text:p>
          </table:table-cell>
          <table:table-cell table:number-columns-repeated="9"/>
          <table:table-cell table:style-name="ce88" office:value-type="string" table:number-columns-spanned="1" table:number-rows-spanned="4">
            <text:p>Orgánico</text:p>
          </table:table-cell>
          <table:table-cell table:style-name="ce85" office:value-type="string">
            <text:p>Planificació y requerimientos</text:p>
          </table:table-cell>
          <table:table-cell table:style-name="ce86" office:value-type="float" office:value="10">
            <text:p>10</text:p>
          </table:table-cell>
          <table:table-cell table:style-name="ce86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86"/>
          <table:table-cell/>
          <table:table-cell table:style-name="ce91" office:value-type="string">
            <text:p>Atributos del Proyecto</text:p>
          </table:table-cell>
          <table:table-cell table:style-name="ce85" table:number-columns-repeated="6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ce63" office:value-type="string">
            <text:p>PFA</text:p>
          </table:table-cell>
          <table:table-cell table:style-name="ce63" table:formula="of:=[.J19]*[.J20]" office:value-type="float" office:value="42.23">
            <text:p>42,23</text:p>
          </table:table-cell>
          <table:table-cell/>
          <table:table-cell table:style-name="ce81" office:value-type="string">
            <text:p>Índice del Nivel del Lenguaje</text:p>
          </table:table-cell>
          <table:table-cell table:style-name="ce81" office:value-type="float" office:value="1">
            <text:p>1</text:p>
          </table:table-cell>
          <table:table-cell table:number-columns-repeated="11"/>
          <table:covered-table-cell table:style-name="ce85"/>
          <table:table-cell table:style-name="ce85" office:value-type="string">
            <text:p>Diseño del producto</text:p>
          </table:table-cell>
          <table:table-cell table:number-columns-repeated="2" table:style-name="ce86" office:value-type="float" office:value="19">
            <text:p>19</text:p>
          </table:table-cell>
          <table:table-cell table:number-columns-repeated="2" office:value-type="float" office:value="19">
            <text:p>19</text:p>
          </table:table-cell>
          <table:table-cell table:style-name="ce86"/>
          <table:table-cell/>
          <table:table-cell table:style-name="ce86" office:value-type="string">
            <text:p>MODP Uso de prácticas modernas de pro.</text:p>
          </table:table-cell>
          <table:table-cell table:style-name="ce86" office:value-type="float" office:value="1.21">
            <text:p>1,21</text:p>
          </table:table-cell>
          <table:table-cell table:style-name="ce86" office:value-type="float" office:value="1.1">
            <text:p>1,1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91">
            <text:p>0,91</text:p>
          </table:table-cell>
          <table:table-cell table:style-name="ce86" office:value-type="float" office:value="0.82">
            <text:p>0,82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2"/>
          <table:covered-table-cell table:style-name="ce30"/>
          <table:table-cell table:style-name="ce14" table:number-columns-repeated="2"/>
          <table:table-cell table:number-columns-repeated="4"/>
          <table:table-cell table:style-name="ce82" office:value-type="string">
            <text:p>Estimación de Horas</text:p>
          </table:table-cell>
          <table:table-cell table:style-name="ce82" table:formula="of:=IF([.M21]=1;[.J20]*[.N18];IF([.M21]=2;[.J20]*[.N19];IF([.M21]=3;[.J20]*[.N20];&quot;&quot;)))" office:value-type="float" office:value="2050">
            <text:p>2050</text:p>
          </table:table-cell>
          <table:table-cell table:number-columns-repeated="11"/>
          <table:covered-table-cell table:style-name="ce85"/>
          <table:table-cell table:style-name="ce85" office:value-type="string">
            <text:p>Programación</text:p>
          </table:table-cell>
          <table:table-cell table:style-name="ce86" office:value-type="float" office:value="63">
            <text:p>63</text:p>
          </table:table-cell>
          <table:table-cell table:style-name="ce86"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style-name="ce86"/>
          <table:table-cell/>
          <table:table-cell table:style-name="ce86" office:value-type="string">
            <text:p>TOOL Uso de herramientas software</text:p>
          </table:table-cell>
          <table:table-cell table:style-name="ce86" office:value-type="float" office:value="1.24">
            <text:p>1,24</text:p>
          </table:table-cell>
          <table:table-cell table:style-name="ce86" office:value-type="float" office:value="1.1">
            <text:p>1,1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91">
            <text:p>0,91</text:p>
          </table:table-cell>
          <table:table-cell table:style-name="ce86" office:value-type="float" office:value="0.83">
            <text:p>0,83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8.679cm" draw:caption-point-x="-0.61cm" draw:caption-point-y="1.519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office:annotation draw:style-name="gr11" draw:text-style-name="P2" svg:width="2.899cm" svg:height="0.669cm" svg:x="25.801cm" svg:y="8.679cm" draw:caption-point-x="-0.61cm" draw:caption-point-y="1.519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6"/>
          <table:table-cell table:style-name="ce83" office:value-type="string">
            <text:p>Estimación de Líneas</text:p>
          </table:table-cell>
          <table:table-cell table:style-name="ce83" table:formula="of:=IF([.M21]=1;[.J20]*[.O18];IF([.M21]=2;[.J20]*[.O19];IF([.M21]=3;[.J20]*[.O20];&quot;&quot;)))" office:value-type="float" office:value="20500">
            <text:p>20500</text:p>
          </table:table-cell>
          <table:table-cell table:style-name="ce83" table:formula="of:=[.M23]/1000" office:value-type="float" office:value="20.5">
            <text:p>20,5</text:p>
          </table:table-cell>
          <table:table-cell table:number-columns-repeated="10"/>
          <table:covered-table-cell table:style-name="ce85"/>
          <table:table-cell table:style-name="ce85" office:value-type="string">
            <text:p>Integración y prueba</text:p>
          </table:table-cell>
          <table:table-cell table:style-name="ce86" office:value-type="float" office:value="18">
            <text:p>18</text:p>
          </table:table-cell>
          <table:table-cell table:style-name="ce86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6"/>
          <table:table-cell/>
          <table:table-cell table:style-name="ce86" office:value-type="string">
            <text:p>SCED Calendario requerido para el desarrollo</text:p>
          </table:table-cell>
          <table:table-cell table:style-name="ce86" office:value-type="float" office:value="1.23">
            <text:p>1,23</text:p>
          </table:table-cell>
          <table:table-cell table:style-name="ce86" office:value-type="float" office:value="1.08">
            <text:p>1,08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04">
            <text:p>1,04</text:p>
          </table:table-cell>
          <table:table-cell table:style-name="ce86" office:value-type="float" office:value="1.1">
            <text:p>1,1</text:p>
          </table:table-cell>
          <table:table-cell table:style-name="ce86"/>
          <table:table-cell table:number-columns-repeated="8"/>
        </table:table-row>
        <table:table-row table:style-name="ro1">
          <table:table-cell/>
          <table:table-cell table:style-name="ce10" office:value-type="string">
            <text:p>Media de medidas por minuto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0">
            <text:p>60</text:p>
          </table:table-cell>
          <table:table-cell table:style-name="ce32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Alta">
            <text:p>Alta</text:p>
          </table:table-cell>
          <table:table-cell table:number-columns-repeated="19"/>
          <table:table-cell table:style-name="ce87" office:value-type="string" table:number-columns-spanned="1" table:number-rows-spanned="4">
            <text:p>Semi-acoplado</text:p>
          </table:table-cell>
          <table:table-cell table:style-name="ce85" office:value-type="string">
            <text:p>Planificació y requerimientos</text:p>
          </table:table-cell>
          <table:table-cell table:style-name="ce86" office:value-type="float" office:value="16">
            <text:p>16</text:p>
          </table:table-cell>
          <table:table-cell table:style-name="ce86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style-name="ce86" office:value-type="float" office:value="24">
            <text:p>24</text:p>
          </table:table-cell>
          <table:table-cell table:number-columns-repeated="16"/>
        </table:table-row>
        <table:table-row table:style-name="ro1">
          <table:table-cell/>
          <table:table-cell table:style-name="ce10" office:value-type="string">
            <text:p>Horario del dispositivo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Baja">
            <text:p>Baja</text:p>
          </table:table-cell>
          <table:table-cell table:number-columns-repeated="19"/>
          <table:covered-table-cell table:style-name="ce85"/>
          <table:table-cell table:style-name="ce85" office:value-type="string">
            <text:p>Diseño del producto</text:p>
          </table:table-cell>
          <table:table-cell table:style-name="ce86" office:value-type="float" office:value="24">
            <text:p>24</text:p>
          </table:table-cell>
          <table:table-cell table:style-name="ce86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86" office:value-type="float" office:value="28">
            <text:p>2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>
            <text:p/>
          </table:table-cell>
          <table:table-cell table:style-name="ce38"/>
          <table:table-cell table:style-name="ce51" table:number-columns-repeated="4"/>
          <table:table-cell table:style-name="ce73"/>
          <table:table-cell table:number-columns-repeated="13"/>
          <table:covered-table-cell table:style-name="ce85"/>
          <table:table-cell table:style-name="ce85" office:value-type="string">
            <text:p>Programación</text:p>
          </table:table-cell>
          <table:table-cell table:style-name="ce86" office:value-type="float" office:value="56">
            <text:p>56</text:p>
          </table:table-cell>
          <table:table-cell table:style-name="ce86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style-name="ce86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12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9"/>
          <table:table-cell/>
          <table:table-cell table:style-name="ce52" office:value-type="string">
            <text:p>1 a 19 DET</text:p>
          </table:table-cell>
          <table:table-cell table:style-name="ce52" office:value-type="string">
            <text:p>20 a 50 DET</text:p>
          </table:table-cell>
          <table:table-cell table:style-name="ce52" office:value-type="string">
            <text:p>&gt;=51 DET</text:p>
          </table:table-cell>
          <table:table-cell table:style-name="ce74"/>
          <table:table-cell table:number-columns-repeated="13"/>
          <table:covered-table-cell table:style-name="ce85"/>
          <table:table-cell table:style-name="ce85" office:value-type="string">
            <text:p>Integración y prueba</text:p>
          </table:table-cell>
          <table:table-cell table:style-name="ce86" office:value-type="float" office:value="20">
            <text:p>20</text:p>
          </table:table-cell>
          <table:table-cell table:style-name="ce86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style-name="ce86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9"/>
          <table:table-cell table:style-name="ce52" office:value-type="string">
            <text:p>Complejidad(RET)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1">
            <text:p>51</text:p>
          </table:table-cell>
          <table:table-cell table:style-name="ce74"/>
          <table:table-cell table:number-columns-repeated="13"/>
          <table:table-cell table:style-name="ce87" office:value-type="string" table:number-columns-spanned="1" table:number-rows-spanned="4">
            <text:p>Empotrado</text:p>
          </table:table-cell>
          <table:table-cell table:style-name="ce85" office:value-type="string">
            <text:p>Planificació y requerimientos</text:p>
          </table:table-cell>
          <table:table-cell table:style-name="ce86" office:value-type="float" office:value="24">
            <text:p>24</text:p>
          </table:table-cell>
          <table:table-cell table:style-name="ce86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86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40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9" office:value-type="string">
            <text:p>Media</text:p>
          </table:table-cell>
          <table:table-cell table:style-name="ce74"/>
          <table:table-cell table:number-columns-repeated="13"/>
          <table:covered-table-cell table:style-name="ce87"/>
          <table:table-cell table:style-name="ce85" office:value-type="string">
            <text:p>Diseño del producto</text:p>
          </table:table-cell>
          <table:table-cell table:style-name="ce86" office:value-type="float" office:value="30">
            <text:p>30</text:p>
          </table:table-cell>
          <table:table-cell table:style-name="ce86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style-name="ce86" office:value-type="float" office:value="38">
            <text:p>3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1" office:value-type="string">
            <text:p>2 – 5</text:p>
          </table:table-cell>
          <table:table-cell table:style-name="ce53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9" office:value-type="string">
            <text:p>Alta</text:p>
          </table:table-cell>
          <table:table-cell table:style-name="ce74"/>
          <table:table-cell table:number-columns-repeated="13"/>
          <table:covered-table-cell table:style-name="ce87"/>
          <table:table-cell table:style-name="ce85" office:value-type="string">
            <text:p>Programación</text:p>
          </table:table-cell>
          <table:table-cell table:style-name="ce86" office:value-type="float" office:value="48">
            <text:p>48</text:p>
          </table:table-cell>
          <table:table-cell table:style-name="ce86"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style-name="ce86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40" office:value-type="string">
            <text:p>&gt;=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Media</text:p>
          </table:table-cell>
          <table:table-cell table:number-columns-repeated="2" table:style-name="ce19" office:value-type="string">
            <text:p>Alta</text:p>
          </table:table-cell>
          <table:table-cell table:style-name="ce74"/>
          <table:table-cell table:number-columns-repeated="13"/>
          <table:covered-table-cell table:style-name="ce87"/>
          <table:table-cell table:style-name="ce85" office:value-type="string">
            <text:p>Integración y prueba</text:p>
          </table:table-cell>
          <table:table-cell table:style-name="ce86" office:value-type="float" office:value="22">
            <text:p>22</text:p>
          </table:table-cell>
          <table:table-cell table:style-name="ce86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86" office:value-type="float" office:value="30">
            <text:p>30</text:p>
          </table:table-cell>
          <table:table-cell table:number-columns-repeated="3"/>
          <table:table-cell table:style-name="ce96"/>
          <table:table-cell table:number-columns-repeated="12"/>
        </table:table-row>
        <table:table-row table:style-name="ro1">
          <table:table-cell/>
          <table:table-cell table:style-name="ce13"/>
          <table:table-cell table:number-columns-repeated="2" table:style-name="ce25"/>
          <table:table-cell table:style-name="ce34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9"/>
          <table:table-cell table:number-columns-repeated="4"/>
          <table:table-cell table:style-name="ce7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4" table:number-columns-repeated="4"/>
          <table:table-cell table:style-name="ce39"/>
          <table:table-cell table:number-columns-repeated="4"/>
          <table:table-cell table:style-name="ce7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7"/>
          <table:covered-table-cell table:style-name="ce29"/>
          <table:table-cell table:style-name="ce39"/>
          <table:table-cell/>
          <table:table-cell table:number-columns-repeated="3" table:style-name="ce2" office:value-type="string">
            <text:p>Clasificación</text:p>
          </table:table-cell>
          <table:table-cell table:style-name="ce7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39"/>
          <table:table-cell table:style-name="ce52" office:value-type="string">
            <text:p>Complejidad</text:p>
          </table:table-cell>
          <table:table-cell table:style-name="ce52" office:value-type="string">
            <text:p>Baja</text:p>
          </table:table-cell>
          <table:table-cell table:style-name="ce52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75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table:style-name="ce10" office:value-type="string">
            <text:p>Buffer de medidas en la puerta de enlac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9"/>
          <table:table-cell table:style-name="ce19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9" office:value-type="float" office:value="15">
            <text:p>15</text:p>
          </table:table-cell>
          <table:table-cell table:style-name="ce74"/>
          <table:table-cell table:number-columns-repeated="3"/>
          <table:table-cell table:style-name="ce85"/>
          <table:table-cell table:style-name="ce84" office:value-type="string" table:number-columns-spanned="2" table:number-rows-spanned="1">
            <text:p>Esfuerzo</text:p>
          </table:table-cell>
          <table:covered-table-cell table:style-name="ce85"/>
          <table:table-cell table:style-name="ce84" office:value-type="string" table:number-columns-spanned="2" table:number-rows-spanned="1">
            <text:p>Calendario</text:p>
          </table:table-cell>
          <table:covered-table-cell table:style-name="ce85"/>
          <table:table-cell/>
          <table:table-cell table:style-name="ce84" office:value-type="string" table:number-columns-spanned="6" table:number-rows-spanned="1">
            <text:p>COCOMO SIN MODIFICADOR DE COSTE ( COCOMO BÁSICO )</text:p>
          </table:table-cell>
          <table:covered-table-cell table:number-columns-repeated="5"/>
          <table:table-cell/>
          <table:table-cell table:style-name="ce92" office:value-type="string" table:number-columns-spanned="3" table:number-rows-spanned="1">
            <text:p>Escriba los porcentajes aquí en función de los KDSI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table:style-name="ce10"/>
          <table:table-cell table:number-columns-repeated="2" table:style-name="ce23"/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>
            <text:p/>
          </table:table-cell>
          <table:table-cell table:style-name="ce39"/>
          <table:table-cell table:style-name="ce24" office:value-type="string">
            <text:p>Cantidad</text:p>
          </table:table-cell>
          <table:table-cell table:style-name="ce24" table:formula="of:=DCOUNTA([.B23:.E32];[.E23];[.H34:.H35])" office:value-type="float" office:value="1">
            <text:p>1</text:p>
          </table:table-cell>
          <table:table-cell table:style-name="ce24" table:formula="of:=DCOUNTA([.B23:.E32];[.E23];[.I34:.I35])" office:value-type="float" office:value="0">
            <text:p>0</text:p>
          </table:table-cell>
          <table:table-cell table:style-name="ce24" table:formula="of:=DCOUNTA([.B23:.E32];[.E23];[.J34:.J35])" office:value-type="float" office:value="1">
            <text:p>1</text:p>
          </table:table-cell>
          <table:table-cell table:style-name="ce76" table:formula="of:=[.H36]*[.H37]+[.I36]*[.I37]+[.J36]*[.J37]" office:value-type="float" office:value="22">
            <text:p>22</text:p>
          </table:table-cell>
          <table:table-cell table:number-columns-repeated="3"/>
          <table:table-cell table:style-name="ce85"/>
          <table:table-cell table:style-name="ce85" office:value-type="string">
            <text:p>Foctor</text:p>
          </table:table-cell>
          <table:table-cell table:style-name="ce85" office:value-type="string">
            <text:p>Exponente</text:p>
          </table:table-cell>
          <table:table-cell table:style-name="ce85" office:value-type="string">
            <text:p>Factor</text:p>
          </table:table-cell>
          <table:table-cell table:style-name="ce85" office:value-type="string">
            <text:p>Exponente</text:p>
          </table:table-cell>
          <table:table-cell/>
          <table:table-cell table:style-name="ce84" office:value-type="string">
            <text:p>Modo</text:p>
          </table:table-cell>
          <table:table-cell table:style-name="ce84" office:value-type="string">
            <text:p>Fases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style-name="ce84" office:value-type="string">
            <text:p>Personal Medio</text:p>
          </table:table-cell>
          <table:table-cell table:style-name="ce84" office:value-type="string">
            <text:p>Productividad</text:p>
          </table:table-cell>
          <table:table-cell/>
          <table:table-cell table:style-name="ce85" office:value-type="string">
            <text:p>Orgánic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2"/>
          <table:table-cell table:style-name="ce93" office:value-type="string">
            <text:p>Category</text:p>
          </table:table-cell>
          <table:table-cell table:style-name="ce93" office:value-type="string">
            <text:p>Factor</text:p>
          </table:table-cell>
          <table:table-cell table:style-name="ce93"/>
          <table:table-cell table:style-name="ce93" office:value-type="string">
            <text:p>Assessment</text:p>
          </table:table-cell>
          <table:table-cell table:style-name="ce93" office:value-type="string">
            <text:p>Parameter</text:p>
          </table:table-cell>
          <table:table-cell table:number-columns-repeated="3"/>
          <table:table-cell table:style-name="ce99" office:value-type="string">
            <text:p>Factor</text:p>
          </table:table-cell>
          <table:table-cell table:style-name="ce100" office:value-type="string">
            <text:p>Muy_Bajo</text:p>
          </table:table-cell>
          <table:table-cell table:style-name="ce103" office:value-type="string">
            <text:p>Bajo</text:p>
          </table:table-cell>
          <table:table-cell table:style-name="ce103" office:value-type="string">
            <text:p>Normal</text:p>
          </table:table-cell>
          <table:table-cell table:style-name="ce103" office:value-type="string">
            <text:p>Alto</text:p>
          </table:table-cell>
          <table:table-cell table:style-name="ce103" office:value-type="string">
            <text:p>Muy_Alto</text:p>
          </table:table-cell>
          <table:table-cell table:style-name="ce106" office:value-type="string">
            <text:p>Extra_Alto</text:p>
          </table:table-cell>
        </table:table-row>
        <table:table-row table:style-name="ro1">
          <table:table-cell/>
          <table:table-cell table:style-name="ce10"/>
          <table:table-cell table:number-columns-repeated="2" table:style-name="ce23"/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>
            <text:p/>
          </table:table-cell>
          <table:table-cell table:style-name="ce39"/>
          <table:table-cell table:style-name="ce19" office:value-type="string">
            <text:p>EIF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74"/>
          <table:table-cell table:number-columns-repeated="3"/>
          <table:table-cell table:style-name="ce85" office:value-type="string">
            <text:p>Orgánico</text:p>
          </table:table-cell>
          <table:table-cell table:style-name="ce86" office:value-type="float" office:value="2.4">
            <text:p>2,4</text:p>
          </table:table-cell>
          <table:table-cell table:style-name="ce86" office:value-type="float" office:value="1.05">
            <text:p>1,05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8">
            <text:p>0,38</text:p>
          </table:table-cell>
          <table:table-cell/>
          <table:table-cell table:style-name="ce87" office:value-type="string" table:number-columns-spanned="1" table:number-rows-spanned="5">
            <text:p>Orgánico</text:p>
          </table:table-cell>
          <table:table-cell table:style-name="ce85" office:value-type="string">
            <text:p>Total</text:p>
          </table:table-cell>
          <table:table-cell table:style-name="ce86" table:formula="of:=[.P38]*([.N23]^[.Q38])" office:value-type="float" office:value="57.2206511778061">
            <text:p>57,22</text:p>
          </table:table-cell>
          <table:table-cell table:style-name="ce86" table:formula="of:=[.R38]*([.W38]^[.S38])" office:value-type="float" office:value="11.6361703640079">
            <text:p>11,64</text:p>
          </table:table-cell>
          <table:table-cell table:style-name="ce86" table:formula="of:=[.W38]/[.X38]" office:value-type="float" office:value="4.91748138672811">
            <text:p>4,92</text:p>
          </table:table-cell>
          <table:table-cell table:style-name="ce86" table:formula="of:=[.M$23]/[.W38]" office:value-type="float" office:value="358.262263326903">
            <text:p>358,26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91" office:value-type="string">
            <text:p>Atributos del Producto</text:p>
          </table:table-cell>
          <table:table-cell table:style-name="ce86" office:value-type="string">
            <text:p>RELY Confiabilidad requerida del software</text:p>
          </table:table-cell>
          <table:table-cell table:style-name="ce97"/>
          <table:table-cell table:style-name="ce98" table:content-validation-name="val1" office:value-type="string">
            <text:p>Alto</text:p>
          </table:table-cell>
          <table:table-cell table:style-name="ce98" table:formula="of:=HLOOKUP([.AJ38];[.AO$37:.AU$52];ROW([.AH38])-36;0)" office:value-type="float" office:value="1.15">
            <text:p>1,15</text:p>
          </table:table-cell>
          <table:table-cell table:number-columns-repeated="3"/>
          <table:table-cell table:style-name="ce86" office:value-type="string">
            <text:p>RELY Confiabilidad requerida del software</text:p>
          </table:table-cell>
          <table:table-cell table:style-name="ce101" office:value-type="float" office:value="0.75">
            <text:p>0,75</text:p>
          </table:table-cell>
          <table:table-cell table:style-name="ce104" office:value-type="float" office:value="0.88">
            <text:p>0,88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15">
            <text:p>1,15</text:p>
          </table:table-cell>
          <table:table-cell table:style-name="ce104" office:value-type="float" office:value="1.4">
            <text:p>1,4</text:p>
          </table:table-cell>
          <table:table-cell table:style-name="ce107"/>
        </table:table-row>
        <table:table-row table:style-name="ro4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2"/>
          <table:table-cell table:style-name="ce25" office:value-type="string">
            <text:p>Cantidad</text:p>
          </table:table-cell>
          <table:table-cell table:style-name="ce25" table:formula="of:=DCOUNTA([.B35:.E45];[.E35];[.H34:.H35])" office:value-type="float" office:value="1">
            <text:p>1</text:p>
          </table:table-cell>
          <table:table-cell table:style-name="ce25" table:formula="of:=DCOUNTA([.B35:.E45];[.E35];[.I34:.I35])" office:value-type="float" office:value="0">
            <text:p>0</text:p>
          </table:table-cell>
          <table:table-cell table:style-name="ce25" table:formula="of:=DCOUNTA([.B35:.E45];[.E35];[.J34:.J35])" office:value-type="float" office:value="0">
            <text:p>0</text:p>
          </table:table-cell>
          <table:table-cell table:style-name="ce77" table:formula="of:=[.H38]*[.H39]+[.I38]*[.I39]+[.J38]*[.J39]" office:value-type="float" office:value="5">
            <text:p>5</text:p>
          </table:table-cell>
          <table:table-cell table:number-columns-repeated="3"/>
          <table:table-cell table:style-name="ce85" office:value-type="string">
            <text:p>Semi-acoplado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.12">
            <text:p>1,12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5">
            <text:p>0,35</text:p>
          </table:table-cell>
          <table:table-cell/>
          <table:covered-table-cell table:style-name="ce88"/>
          <table:table-cell table:style-name="ce85" office:value-type="string">
            <text:p>Planificació y requerimientos</text:p>
          </table:table-cell>
          <table:table-cell table:style-name="ce89" table:formula="of:=[.W$38]*[.AC38]*0.01" office:value-type="float" office:value="3.43323907066836">
            <text:p>3,43</text:p>
          </table:table-cell>
          <table:table-cell table:style-name="ce89" table:formula="of:=[.X$38]*[.AD38]*0.01" office:value-type="float" office:value="1.39634044368095">
            <text:p>1,4</text:p>
          </table:table-cell>
          <table:table-cell table:style-name="ce86" table:formula="of:=[.W39]/[.X39]" office:value-type="float" office:value="2.45874069336406">
            <text:p>2,46</text:p>
          </table:table-cell>
          <table:table-cell table:style-name="ce86" table:formula="of:=[.M$23]/[.W39]" office:value-type="float" office:value="5971.03772211505">
            <text:p>5971,04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86" office:value-type="string">
            <text:p>DATA Tamaño de la Base de Datos</text:p>
          </table:table-cell>
          <table:table-cell table:style-name="ce96"/>
          <table:table-cell table:style-name="ce98" table:content-validation-name="val1" office:value-type="string">
            <text:p>Bajo</text:p>
          </table:table-cell>
          <table:table-cell table:style-name="ce98" table:formula="of:=HLOOKUP([.AJ39];[.AO$37:.AU$52];ROW([.AH39])-36;0)" office:value-type="float" office:value="0.94">
            <text:p>0,94</text:p>
          </table:table-cell>
          <table:table-cell table:number-columns-repeated="3"/>
          <table:table-cell table:style-name="ce86" office:value-type="string">
            <text:p>DATA Tamaño de la Base de Datos</text:p>
          </table:table-cell>
          <table:table-cell table:style-name="ce101"/>
          <table:table-cell table:style-name="ce104" office:value-type="float" office:value="0.94">
            <text:p>0,94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08">
            <text:p>1,08</text:p>
          </table:table-cell>
          <table:table-cell table:style-name="ce104" office:value-type="float" office:value="1.16">
            <text:p>1,16</text:p>
          </table:table-cell>
          <table:table-cell table:style-name="ce107"/>
        </table:table-row>
        <table:table-row table:style-name="ro4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4" table:number-columns-repeated="2"/>
          <table:table-cell table:number-columns-repeated="7"/>
          <table:table-cell table:style-name="ce85" office:value-type="string">
            <text:p>Empotrado</text:p>
          </table:table-cell>
          <table:table-cell table:style-name="ce86" office:value-type="float" office:value="3.6">
            <text:p>3,6</text:p>
          </table:table-cell>
          <table:table-cell table:style-name="ce86" office:value-type="float" office:value="1.2">
            <text:p>1,2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2">
            <text:p>0,32</text:p>
          </table:table-cell>
          <table:table-cell/>
          <table:covered-table-cell table:style-name="ce85"/>
          <table:table-cell table:style-name="ce85" office:value-type="string">
            <text:p>Diseño del producto</text:p>
          </table:table-cell>
          <table:table-cell table:style-name="ce89" table:formula="of:=[.W$38]*[.AC39]*0.01" office:value-type="float" office:value="9.15530418844897">
            <text:p>9,16</text:p>
          </table:table-cell>
          <table:table-cell table:style-name="ce89" table:formula="of:=[.X$38]*[.AD39]*0.01" office:value-type="float" office:value="2.2108723691615">
            <text:p>2,21</text:p>
          </table:table-cell>
          <table:table-cell table:style-name="ce86" table:formula="of:=[.W40]/[.X40]" office:value-type="float" office:value="4.14103695724473">
            <text:p>4,14</text:p>
          </table:table-cell>
          <table:table-cell table:style-name="ce86" table:formula="of:=[.M$23]/[.W40]" office:value-type="float" office:value="2239.13914579314">
            <text:p>2239,14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table:number-columns-repeated="3"/>
          <table:table-cell table:style-name="ce86" office:value-type="string">
            <text:p>CPLX Complejidad del Producto</text:p>
          </table:table-cell>
          <table:table-cell table:style-name="ce96"/>
          <table:table-cell table:style-name="ce98" table:content-validation-name="val1" office:value-type="string">
            <text:p>Muy_Bajo</text:p>
          </table:table-cell>
          <table:table-cell table:style-name="ce98" table:formula="of:=HLOOKUP([.AJ40];[.AO$37:.AU$52];ROW([.AH40])-36;0)" office:value-type="float" office:value="0.7">
            <text:p>0,7</text:p>
          </table:table-cell>
          <table:table-cell table:number-columns-repeated="3"/>
          <table:table-cell table:style-name="ce86" office:value-type="string">
            <text:p>CPLX Complejidad del Producto</text:p>
          </table:table-cell>
          <table:table-cell table:style-name="ce101" office:value-type="float" office:value="0.7">
            <text:p>0,7</text:p>
          </table:table-cell>
          <table:table-cell table:style-name="ce104" office:value-type="float" office:value="0.85">
            <text:p>0,85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15">
            <text:p>1,15</text:p>
          </table:table-cell>
          <table:table-cell table:style-name="ce104" office:value-type="float" office:value="1.3">
            <text:p>1,3</text:p>
          </table:table-cell>
          <table:table-cell table:style-name="ce107" office:value-type="float" office:value="1.65">
            <text:p>1,65</text:p>
          </table:table-cell>
        </table:table-row>
        <table:table-row table:style-name="ro4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4" table:number-columns-repeated="2"/>
          <table:table-cell table:number-columns-repeated="13"/>
          <table:covered-table-cell table:style-name="ce85"/>
          <table:table-cell table:style-name="ce85" office:value-type="string">
            <text:p>Programación</text:p>
          </table:table-cell>
          <table:table-cell table:style-name="ce89" table:formula="of:=[.W$38]*[.AC40]*0.01" office:value-type="float" office:value="35.4768037302398">
            <text:p>35,48</text:p>
          </table:table-cell>
          <table:table-cell table:style-name="ce89" table:formula="of:=[.X$38]*[.AD40]*0.01" office:value-type="float" office:value="6.39989370020434">
            <text:p>6,4</text:p>
          </table:table-cell>
          <table:table-cell table:style-name="ce86" table:formula="of:=[.W41]/[.X41]" office:value-type="float" office:value="5.54334265412987">
            <text:p>5,54</text:p>
          </table:table-cell>
          <table:table-cell table:style-name="ce86" table:formula="of:=[.M$23]/[.W41]" office:value-type="float" office:value="577.842360204682">
            <text:p>577,84</text:p>
          </table:table-cell>
          <table:table-cell/>
          <table:table-cell table:style-name="ce85"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91" office:value-type="string">
            <text:p>Atributos del Ordenador</text:p>
          </table:table-cell>
          <table:table-cell table:style-name="ce86" office:value-type="string">
            <text:p>TIME Restricciones del tiempo de ejecución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1];[.AO$37:.AU$52];ROW([.AH41])-36;0)" office:value-type="float" office:value="1">
            <text:p>1</text:p>
          </table:table-cell>
          <table:table-cell table:number-columns-repeated="3"/>
          <table:table-cell table:style-name="ce86" office:value-type="string">
            <text:p>TIME Restricciones del tiempo de ejecución</text:p>
          </table:table-cell>
          <table:table-cell table:style-name="ce101"/>
          <table:table-cell table:style-name="ce104"/>
          <table:table-cell table:style-name="ce104" office:value-type="float" office:value="1">
            <text:p>1</text:p>
          </table:table-cell>
          <table:table-cell table:style-name="ce104" office:value-type="float" office:value="1.11">
            <text:p>1,11</text:p>
          </table:table-cell>
          <table:table-cell table:style-name="ce104" office:value-type="float" office:value="1.3">
            <text:p>1,3</text:p>
          </table:table-cell>
          <table:table-cell table:style-name="ce107" office:value-type="float" office:value="1.66">
            <text:p>1,66</text:p>
          </table:table-cell>
        </table:table-row>
        <table:table-row table:style-name="ro4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4" table:number-columns-repeated="2"/>
          <table:table-cell table:number-columns-repeated="13"/>
          <table:covered-table-cell table:style-name="ce85"/>
          <table:table-cell table:style-name="ce85" office:value-type="string">
            <text:p>Integración y prueba</text:p>
          </table:table-cell>
          <table:table-cell table:style-name="ce89" table:formula="of:=[.W$38]*[.AC41]*0.01" office:value-type="float" office:value="12.5885432591173">
            <text:p>12,59</text:p>
          </table:table-cell>
          <table:table-cell table:style-name="ce89" table:formula="of:=[.X$38]*[.AD41]*0.01" office:value-type="float" office:value="3.02540429464205">
            <text:p>3,03</text:p>
          </table:table-cell>
          <table:table-cell table:style-name="ce86" table:formula="of:=[.W42]/[.X42]" office:value-type="float" office:value="4.16094578876994">
            <text:p>4,16</text:p>
          </table:table-cell>
          <table:table-cell table:style-name="ce86" table:formula="of:=[.M$23]/[.W42]" office:value-type="float" office:value="1628.4648333041">
            <text:p>1628,46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6" office:value-type="string">
            <text:p>STOR Restric. En almacenamiento principal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2];[.AO$37:.AU$52];ROW([.AH42])-36;0)" office:value-type="float" office:value="1">
            <text:p>1</text:p>
          </table:table-cell>
          <table:table-cell table:number-columns-repeated="3"/>
          <table:table-cell table:style-name="ce86" office:value-type="string">
            <text:p>STOR Restric. En almacenamiento principal</text:p>
          </table:table-cell>
          <table:table-cell table:style-name="ce101"/>
          <table:table-cell table:style-name="ce104"/>
          <table:table-cell table:style-name="ce104" office:value-type="float" office:value="1">
            <text:p>1</text:p>
          </table:table-cell>
          <table:table-cell table:style-name="ce104" office:value-type="float" office:value="1.06">
            <text:p>1,06</text:p>
          </table:table-cell>
          <table:table-cell table:style-name="ce104" office:value-type="float" office:value="1.21">
            <text:p>1,21</text:p>
          </table:table-cell>
          <table:table-cell table:style-name="ce107" office:value-type="float" office:value="1.56">
            <text:p>1,56</text:p>
          </table:table-cell>
        </table:table-row>
        <table:table-row table:style-name="ro1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4" table:number-columns-repeated="2"/>
          <table:table-cell table:number-columns-repeated="13"/>
          <table:table-cell table:style-name="ce87" office:value-type="string" table:number-columns-spanned="1" table:number-rows-spanned="5">
            <text:p>Semi-acoplado</text:p>
          </table:table-cell>
          <table:table-cell table:style-name="ce85" office:value-type="string">
            <text:p>Total</text:p>
          </table:table-cell>
          <table:table-cell table:style-name="ce86" table:formula="of:=[.P39]*[.N23]^[.Q39]" office:value-type="float" office:value="88.366077839371">
            <text:p>88,37</text:p>
          </table:table-cell>
          <table:table-cell table:style-name="ce86" table:formula="of:=[.R39]*[.W43]^[.S39]" office:value-type="float" office:value="11.9988593160814">
            <text:p>12</text:p>
          </table:table-cell>
          <table:table-cell table:style-name="ce86" table:formula="of:=[.W43]/[.X43]" office:value-type="float" office:value="7.36453987096413">
            <text:p>7,36</text:p>
          </table:table-cell>
          <table:table-cell table:style-name="ce86" table:formula="of:=[.M$23]/[.W43]" office:value-type="float" office:value="231.989474934762">
            <text:p>231,99</text:p>
          </table:table-cell>
          <table:table-cell/>
          <table:table-cell table:style-name="ce85" office:value-type="string">
            <text:p>Semia-acoplad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3"/>
          <table:table-cell table:style-name="ce86" office:value-type="string">
            <text:p>VIRT Volatilidad de la máquina virtual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3];[.AO$37:.AU$52];ROW([.AH43])-36;0)" office:value-type="float" office:value="1">
            <text:p>1</text:p>
          </table:table-cell>
          <table:table-cell table:number-columns-repeated="3"/>
          <table:table-cell table:style-name="ce86" office:value-type="string">
            <text:p>VIRT Volatilidad de la máquina virtual</text:p>
          </table:table-cell>
          <table:table-cell table:style-name="ce101"/>
          <table:table-cell table:style-name="ce104" office:value-type="float" office:value="0.87">
            <text:p>0,87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15">
            <text:p>1,15</text:p>
          </table:table-cell>
          <table:table-cell table:style-name="ce104" office:value-type="float" office:value="1.3">
            <text:p>1,3</text:p>
          </table:table-cell>
          <table:table-cell table:style-name="ce107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4"/>
          <table:table-cell table:number-columns-repeated="14"/>
          <table:covered-table-cell table:style-name="ce87"/>
          <table:table-cell table:style-name="ce85" office:value-type="string">
            <text:p>Planificació y requerimientos</text:p>
          </table:table-cell>
          <table:table-cell table:style-name="ce86" table:formula="of:=[.W$43]*[.AC44]*0.01" office:value-type="float" office:value="6.18562544875597">
            <text:p>6,19</text:p>
          </table:table-cell>
          <table:table-cell table:style-name="ce86" table:formula="of:=[.X$43]*[.AD44]*0.01" office:value-type="float" office:value="2.15979467689466">
            <text:p>2,16</text:p>
          </table:table-cell>
          <table:table-cell table:style-name="ce86" table:formula="of:=[.W44]/[.X44]" office:value-type="float" office:value="2.86398772759716">
            <text:p>2,86</text:p>
          </table:table-cell>
          <table:table-cell table:style-name="ce86" table:formula="of:=[.M$23]/[.W44]" office:value-type="float" office:value="3314.13535621089">
            <text:p>3314,14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86" office:value-type="string">
            <text:p>TURN Tiempo de respuesta del ordenador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4];[.AO$37:.AU$52];ROW([.AH44])-36;0)" office:value-type="float" office:value="1">
            <text:p>1</text:p>
          </table:table-cell>
          <table:table-cell table:number-columns-repeated="3"/>
          <table:table-cell table:style-name="ce86" office:value-type="string">
            <text:p>TURN Tiempo de respuesta del ordenador</text:p>
          </table:table-cell>
          <table:table-cell table:style-name="ce101"/>
          <table:table-cell table:style-name="ce104" office:value-type="float" office:value="0.87">
            <text:p>0,87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07">
            <text:p>1,07</text:p>
          </table:table-cell>
          <table:table-cell table:style-name="ce104" office:value-type="float" office:value="1.15">
            <text:p>1,15</text:p>
          </table:table-cell>
          <table:table-cell table:style-name="ce107"/>
        </table:table-row>
        <table:table-row table:style-name="ro1">
          <table:table-cell/>
          <table:table-cell table:style-name="ce13"/>
          <table:table-cell table:number-columns-repeated="2" table:style-name="ce25"/>
          <table:table-cell table:style-name="ce34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4"/>
          <table:table-cell table:number-columns-repeated="14"/>
          <table:covered-table-cell table:style-name="ce85"/>
          <table:table-cell table:style-name="ce85" office:value-type="string">
            <text:p>Diseño del producto</text:p>
          </table:table-cell>
          <table:table-cell table:style-name="ce86" table:formula="of:=[.W$43]*[.AC45]*0.01" office:value-type="float" office:value="15.0222332326931">
            <text:p>15,02</text:p>
          </table:table-cell>
          <table:table-cell table:style-name="ce86" table:formula="of:=[.X$43]*[.AD45]*0.01" office:value-type="float" office:value="2.99971482902036">
            <text:p>3</text:p>
          </table:table-cell>
          <table:table-cell table:style-name="ce86" table:formula="of:=[.W45]/[.X45]" office:value-type="float" office:value="5.00788711225561">
            <text:p>5,01</text:p>
          </table:table-cell>
          <table:table-cell table:style-name="ce86" table:formula="of:=[.M$23]/[.W45]" office:value-type="float" office:value="1364.64397020448">
            <text:p>1364,64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91" office:value-type="string">
            <text:p>Atributos del Personal</text:p>
          </table:table-cell>
          <table:table-cell table:style-name="ce86" office:value-type="string">
            <text:p>ACAP Capacidad de los analistas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5];[.AO$37:.AU$52];ROW([.AH45])-36;0)" office:value-type="float" office:value="1">
            <text:p>1</text:p>
          </table:table-cell>
          <table:table-cell table:number-columns-repeated="3"/>
          <table:table-cell table:style-name="ce86" office:value-type="string">
            <text:p>ACAP Capacidad de los analistas</text:p>
          </table:table-cell>
          <table:table-cell table:style-name="ce101" office:value-type="float" office:value="1.46">
            <text:p>1,46</text:p>
          </table:table-cell>
          <table:table-cell table:style-name="ce104" office:value-type="float" office:value="1.19">
            <text:p>1,19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86">
            <text:p>0,86</text:p>
          </table:table-cell>
          <table:table-cell table:style-name="ce104" office:value-type="float" office:value="0.71">
            <text:p>0,71</text:p>
          </table:table-cell>
          <table:table-cell table:style-name="ce107"/>
        </table:table-row>
        <table:table-row table:style-name="ro1">
          <table:table-cell/>
          <table:table-cell table:style-name="ce14" table:number-columns-repeated="5"/>
          <table:table-cell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10"/>
          <table:covered-table-cell table:style-name="ce85"/>
          <table:table-cell table:style-name="ce85" office:value-type="string">
            <text:p>Programación</text:p>
          </table:table-cell>
          <table:table-cell table:style-name="ce86" table:formula="of:=[.W$43]*[.AC46]*0.01" office:value-type="float" office:value="53.9033074820163">
            <text:p>53,9</text:p>
          </table:table-cell>
          <table:table-cell table:style-name="ce86" table:formula="of:=[.X$43]*[.AD46]*0.01" office:value-type="float" office:value="6.23940684436234">
            <text:p>6,24</text:p>
          </table:table-cell>
          <table:table-cell table:style-name="ce86" table:formula="of:=[.W46]/[.X46]" office:value-type="float" office:value="8.63917177170792">
            <text:p>8,64</text:p>
          </table:table-cell>
          <table:table-cell table:style-name="ce86" table:formula="of:=[.M$23]/[.W46]" office:value-type="float" office:value="380.310614647151">
            <text:p>380,31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3"/>
          <table:table-cell table:style-name="ce86" office:value-type="string">
            <text:p>AEXP Experiencia en la aplicación</text:p>
          </table:table-cell>
          <table:table-cell table:style-name="ce96"/>
          <table:table-cell table:style-name="ce98" table:content-validation-name="val1" office:value-type="string">
            <text:p>Muy_Alto</text:p>
          </table:table-cell>
          <table:table-cell table:style-name="ce98" table:formula="of:=HLOOKUP([.AJ46];[.AO$37:.AU$52];ROW([.AH46])-36;0)" office:value-type="float" office:value="0.82">
            <text:p>0,82</text:p>
          </table:table-cell>
          <table:table-cell table:number-columns-repeated="3"/>
          <table:table-cell table:style-name="ce86" office:value-type="string">
            <text:p>AEXP Experiencia en la aplicación</text:p>
          </table:table-cell>
          <table:table-cell table:style-name="ce101" office:value-type="float" office:value="1.29">
            <text:p>1,29</text:p>
          </table:table-cell>
          <table:table-cell table:style-name="ce104" office:value-type="float" office:value="1.13">
            <text:p>1,13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91">
            <text:p>0,91</text:p>
          </table:table-cell>
          <table:table-cell table:style-name="ce104" office:value-type="float" office:value="0.82">
            <text:p>0,82</text:p>
          </table:table-cell>
          <table:table-cell table:style-name="ce107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2"/>
          <table:covered-table-cell table:style-name="ce30"/>
          <table:table-cell table:style-name="ce14"/>
          <table:table-cell table:style-name="ce3" office:value-type="string">
            <text:p>Complejidad(FTR)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10"/>
          <table:covered-table-cell table:style-name="ce85"/>
          <table:table-cell table:style-name="ce85" office:value-type="string">
            <text:p>Integración y prueba</text:p>
          </table:table-cell>
          <table:table-cell table:style-name="ce86" table:formula="of:=[.W$43]*[.AC47]*0.01" office:value-type="float" office:value="19.4405371246616">
            <text:p>19,44</text:p>
          </table:table-cell>
          <table:table-cell table:style-name="ce86" table:formula="of:=[.X$43]*[.AD47]*0.01" office:value-type="float" office:value="2.75973764269873">
            <text:p>2,76</text:p>
          </table:table-cell>
          <table:table-cell table:style-name="ce86" table:formula="of:=[.W47]/[.X47]" office:value-type="float" office:value="7.04434248527004">
            <text:p>7,04</text:p>
          </table:table-cell>
          <table:table-cell table:style-name="ce86" table:formula="of:=[.M$23]/[.W47]" office:value-type="float" office:value="1054.49761333983">
            <text:p>1054,5</text:p>
          </table:table-cell>
          <table:table-cell/>
          <table:table-cell table:style-name="ce85"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table:style-name="ce86" office:value-type="string">
            <text:p>PCAP Capacidad de los programadores</text:p>
          </table:table-cell>
          <table:table-cell table:style-name="ce96"/>
          <table:table-cell table:style-name="ce98" table:content-validation-name="val1" office:value-type="string">
            <text:p>Alto</text:p>
          </table:table-cell>
          <table:table-cell table:style-name="ce98" table:formula="of:=HLOOKUP([.AJ47];[.AO$37:.AU$52];ROW([.AH47])-36;0)" office:value-type="float" office:value="0.86">
            <text:p>0,86</text:p>
          </table:table-cell>
          <table:table-cell table:number-columns-repeated="3"/>
          <table:table-cell table:style-name="ce86" office:value-type="string">
            <text:p>PCAP Capacidad de los programadores</text:p>
          </table:table-cell>
          <table:table-cell table:style-name="ce101" office:value-type="float" office:value="1.42">
            <text:p>1,42</text:p>
          </table:table-cell>
          <table:table-cell table:style-name="ce104" office:value-type="float" office:value="1.17">
            <text:p>1,17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86">
            <text:p>0,86</text:p>
          </table:table-cell>
          <table:table-cell table:style-name="ce104" office:value-type="float" office:value="0.7">
            <text:p>0,7</text:p>
          </table:table-cell>
          <table:table-cell table:style-name="ce10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0.56cm" draw:caption-point-x="-0.61cm" draw:caption-point-y="1.519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3" office:value-type="string">
            <text:p>0 - 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21" office:value-type="string">
            <text:p>Baja</text:p>
          </table:table-cell>
          <table:table-cell table:style-name="ce68" office:value-type="string">
            <text:p>Media</text:p>
          </table:table-cell>
          <table:table-cell table:number-columns-repeated="10"/>
          <table:table-cell table:style-name="ce87" office:value-type="string" table:number-columns-spanned="1" table:number-rows-spanned="5">
            <text:p>Empotrado</text:p>
          </table:table-cell>
          <table:table-cell table:style-name="ce85" office:value-type="string">
            <text:p>Total</text:p>
          </table:table-cell>
          <table:table-cell table:style-name="ce86" table:formula="of:=[.P40]*[.N23]^[.Q40]" office:value-type="float" office:value="135.022807529966">
            <text:p>135,02</text:p>
          </table:table-cell>
          <table:table-cell table:style-name="ce86" table:formula="of:=[.R40]*[.W48]^[.S40]" office:value-type="float" office:value="12.0135204380052">
            <text:p>12,01</text:p>
          </table:table-cell>
          <table:table-cell table:style-name="ce86" table:formula="of:=[.W48]/[.X48]" office:value-type="float" office:value="11.2392373431868">
            <text:p>11,24</text:p>
          </table:table-cell>
          <table:table-cell table:style-name="ce86" table:formula="of:=[.M$23]/[.W48]" office:value-type="float" office:value="151.826201624866">
            <text:p>151,83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6" office:value-type="string">
            <text:p>VEXP Experiencia en uso de memoria virtual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48];[.AO$37:.AU$52];ROW([.AH48])-36;0)" office:value-type="float" office:value="1">
            <text:p>1</text:p>
          </table:table-cell>
          <table:table-cell table:number-columns-repeated="3"/>
          <table:table-cell table:style-name="ce86" office:value-type="string">
            <text:p>VEXP Experiencia en uso de memoria virtual</text:p>
          </table:table-cell>
          <table:table-cell table:style-name="ce101" office:value-type="float" office:value="1.21">
            <text:p>1,21</text:p>
          </table:table-cell>
          <table:table-cell table:style-name="ce104" office:value-type="float" office:value="1.1">
            <text:p>1,1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9">
            <text:p>0,9</text:p>
          </table:table-cell>
          <table:table-cell table:style-name="ce104"/>
          <table:table-cell table:style-name="ce107"/>
        </table:table-row>
        <table:table-row table:style-name="ro1">
          <table:table-cell/>
          <table:table-cell table:style-name="ce10" office:value-type="string">
            <text:p>Media de medidas en una hora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3" office:value-type="string">
            <text:p>2 – 3</text:p>
          </table:table-cell>
          <table:table-cell table:style-name="ce43" office:value-type="float" office:value="3">
            <text:p>3</text:p>
          </table:table-cell>
          <table:table-cell table:style-name="ce21" office:value-type="string">
            <text:p>Baja</text:p>
          </table:table-cell>
          <table:table-cell table:style-name="ce21" office:value-type="string">
            <text:p>Media</text:p>
          </table:table-cell>
          <table:table-cell table:style-name="ce68" office:value-type="string">
            <text:p>Alta</text:p>
          </table:table-cell>
          <table:table-cell table:number-columns-repeated="10"/>
          <table:covered-table-cell table:style-name="ce87"/>
          <table:table-cell table:style-name="ce85" office:value-type="string">
            <text:p>Planificació y requerimientos</text:p>
          </table:table-cell>
          <table:table-cell table:style-name="ce86" table:formula="of:=[.W$48]*[.AC50]*0.01" office:value-type="float" office:value="10.8018246023973">
            <text:p>10,8</text:p>
          </table:table-cell>
          <table:table-cell table:style-name="ce86" table:formula="of:=[.X$48]*[.AD50]*0.01" office:value-type="float" office:value="3.36378572264145">
            <text:p>3,36</text:p>
          </table:table-cell>
          <table:table-cell table:style-name="ce86" table:formula="of:=[.W49]/[.X49]" office:value-type="float" office:value="3.21121066948194">
            <text:p>3,21</text:p>
          </table:table-cell>
          <table:table-cell table:style-name="ce86" table:formula="of:=[.M$23]/[.W49]" office:value-type="float" office:value="1897.82752031082">
            <text:p>1897,83</text:p>
          </table:table-cell>
          <table:table-cell/>
          <table:table-cell table:style-name="ce85" office:value-type="string">
            <text:p>Empotrad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3"/>
          <table:table-cell table:style-name="ce86" office:value-type="string">
            <text:p>LEXP Experiencia en lenguage de programación</text:p>
          </table:table-cell>
          <table:table-cell table:style-name="ce96"/>
          <table:table-cell table:style-name="ce98" table:content-validation-name="val1" office:value-type="string">
            <text:p>Alto</text:p>
          </table:table-cell>
          <table:table-cell table:style-name="ce98" table:formula="of:=HLOOKUP([.AJ49];[.AO$37:.AU$52];ROW([.AH49])-36;0)" office:value-type="float" office:value="0.95">
            <text:p>0,95</text:p>
          </table:table-cell>
          <table:table-cell table:number-columns-repeated="3"/>
          <table:table-cell table:style-name="ce86" office:value-type="string">
            <text:p>LEXP Experiencia en lenguage de programación</text:p>
          </table:table-cell>
          <table:table-cell table:style-name="ce101" office:value-type="float" office:value="1.14">
            <text:p>1,14</text:p>
          </table:table-cell>
          <table:table-cell table:style-name="ce104" office:value-type="float" office:value="1.07">
            <text:p>1,07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95">
            <text:p>0,95</text:p>
          </table:table-cell>
          <table:table-cell table:style-name="ce104"/>
          <table:table-cell table:style-name="ce107"/>
        </table:table-row>
        <table:table-row table:style-name="ro1">
          <table:table-cell/>
          <table:table-cell table:number-columns-repeated="3"/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>
            <text:p/>
          </table:table-cell>
          <table:table-cell table:style-name="ce44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56" office:value-type="string">
            <text:p>Media</text:p>
          </table:table-cell>
          <table:table-cell table:style-name="ce56" office:value-type="string">
            <text:p>Alta</text:p>
          </table:table-cell>
          <table:table-cell table:style-name="ce69" office:value-type="string">
            <text:p>Alta</text:p>
          </table:table-cell>
          <table:table-cell table:number-columns-repeated="10"/>
          <table:covered-table-cell table:style-name="ce87"/>
          <table:table-cell table:style-name="ce85" office:value-type="string">
            <text:p>Diseño del producto</text:p>
          </table:table-cell>
          <table:table-cell table:style-name="ce86" table:formula="of:=[.W$48]*[.AC51]*0.01" office:value-type="float" office:value="24.3041053553938">
            <text:p>24,3</text:p>
          </table:table-cell>
          <table:table-cell table:style-name="ce86" table:formula="of:=[.X$48]*[.AD51]*0.01" office:value-type="float" office:value="3.84432654016166">
            <text:p>3,84</text:p>
          </table:table-cell>
          <table:table-cell table:style-name="ce86" table:formula="of:=[.W50]/[.X50]" office:value-type="float" office:value="6.32207100554258">
            <text:p>6,32</text:p>
          </table:table-cell>
          <table:table-cell table:style-name="ce86" table:formula="of:=[.M$23]/[.W50]" office:value-type="float" office:value="843.47889791592">
            <text:p>843,48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91" office:value-type="string">
            <text:p>Atributos del Proyecto</text:p>
          </table:table-cell>
          <table:table-cell table:style-name="ce86" office:value-type="string">
            <text:p>MODP Uso de prácticas modernas de pro.</text:p>
          </table:table-cell>
          <table:table-cell table:style-name="ce96"/>
          <table:table-cell table:style-name="ce98" table:content-validation-name="val1" office:value-type="string">
            <text:p>Muy_Alto</text:p>
          </table:table-cell>
          <table:table-cell table:style-name="ce98" table:formula="of:=HLOOKUP([.AJ50];[.AO$37:.AU$52];ROW([.AH50])-36;0)" office:value-type="float" office:value="0.82">
            <text:p>0,82</text:p>
          </table:table-cell>
          <table:table-cell table:number-columns-repeated="3"/>
          <table:table-cell table:style-name="ce86" office:value-type="string">
            <text:p>MODP Uso de prácticas modernas de pro.</text:p>
          </table:table-cell>
          <table:table-cell table:style-name="ce101" office:value-type="float" office:value="1.24">
            <text:p>1,24</text:p>
          </table:table-cell>
          <table:table-cell table:style-name="ce104" office:value-type="float" office:value="1.1">
            <text:p>1,1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91">
            <text:p>0,91</text:p>
          </table:table-cell>
          <table:table-cell table:style-name="ce104" office:value-type="float" office:value="0.82">
            <text:p>0,82</text:p>
          </table:table-cell>
          <table:table-cell table:style-name="ce107"/>
        </table:table-row>
        <table:table-row table:style-name="ro1">
          <table:table-cell/>
          <table:table-cell table:number-columns-repeated="3"/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>
            <text:p/>
          </table:table-cell>
          <table:table-cell table:style-name="ce14" table:number-columns-repeated="2"/>
          <table:table-cell table:number-columns-repeated="13"/>
          <table:covered-table-cell table:style-name="ce87"/>
          <table:table-cell table:style-name="ce85" office:value-type="string">
            <text:p>Programación</text:p>
          </table:table-cell>
          <table:table-cell table:style-name="ce86" table:formula="of:=[.W$48]*[.AC52]*0.01" office:value-type="float" office:value="76.9630002920805">
            <text:p>76,96</text:p>
          </table:table-cell>
          <table:table-cell table:style-name="ce86" table:formula="of:=[.X$48]*[.AD52]*0.01" office:value-type="float" office:value="5.28594899272228">
            <text:p>5,29</text:p>
          </table:table-cell>
          <table:table-cell table:style-name="ce86" table:formula="of:=[.W51]/[.X51]" office:value-type="float" office:value="14.5599211036738">
            <text:p>14,56</text:p>
          </table:table-cell>
          <table:table-cell table:style-name="ce86" table:formula="of:=[.M$23]/[.W51]" office:value-type="float" office:value="266.361757236606">
            <text:p>266,36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3"/>
          <table:table-cell table:style-name="ce86" office:value-type="string">
            <text:p>TOOL Uso de herramientas software</text:p>
          </table:table-cell>
          <table:table-cell table:style-name="ce96"/>
          <table:table-cell table:style-name="ce98" table:content-validation-name="val1" office:value-type="string">
            <text:p>Muy_Alto</text:p>
          </table:table-cell>
          <table:table-cell table:style-name="ce98" table:formula="of:=HLOOKUP([.AJ51];[.AO$37:.AU$52];ROW([.AH51])-36;0)" office:value-type="float" office:value="0.83">
            <text:p>0,83</text:p>
          </table:table-cell>
          <table:table-cell table:number-columns-repeated="3"/>
          <table:table-cell table:style-name="ce86" office:value-type="string">
            <text:p>TOOL Uso de herramientas software</text:p>
          </table:table-cell>
          <table:table-cell table:style-name="ce101" office:value-type="float" office:value="1.24">
            <text:p>1,24</text:p>
          </table:table-cell>
          <table:table-cell table:style-name="ce104" office:value-type="float" office:value="1.1">
            <text:p>1,1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.91">
            <text:p>0,91</text:p>
          </table:table-cell>
          <table:table-cell table:style-name="ce104" office:value-type="float" office:value="0.83">
            <text:p>0,83</text:p>
          </table:table-cell>
          <table:table-cell table:style-name="ce107"/>
        </table:table-row>
        <table:table-row table:style-name="ro1">
          <table:table-cell/>
          <table:table-cell table:number-columns-repeated="3"/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4" table:number-columns-repeated="2"/>
          <table:table-cell table:number-columns-repeated="13"/>
          <table:covered-table-cell table:style-name="ce87"/>
          <table:table-cell table:style-name="ce85" office:value-type="string">
            <text:p>Integración y prueba</text:p>
          </table:table-cell>
          <table:table-cell table:style-name="ce86" table:formula="of:=[.W$48]*[.AC53]*0.01" office:value-type="float" office:value="33.7557018824914">
            <text:p>33,76</text:p>
          </table:table-cell>
          <table:table-cell table:style-name="ce86" table:formula="of:=[.X$48]*[.AD53]*0.01" office:value-type="float" office:value="2.88324490512124">
            <text:p>2,88</text:p>
          </table:table-cell>
          <table:table-cell table:style-name="ce86" table:formula="of:=[.W52]/[.X52]" office:value-type="float" office:value="11.7075388991529">
            <text:p>11,71</text:p>
          </table:table-cell>
          <table:table-cell table:style-name="ce86" table:formula="of:=[.M$23]/[.W52]" office:value-type="float" office:value="607.304806499463">
            <text:p>607,3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86" office:value-type="string">
            <text:p>SCED Calendario requerido para el desarrollo</text:p>
          </table:table-cell>
          <table:table-cell table:style-name="ce96"/>
          <table:table-cell table:style-name="ce98" table:content-validation-name="val1" office:value-type="string">
            <text:p>Normal</text:p>
          </table:table-cell>
          <table:table-cell table:style-name="ce98" table:formula="of:=HLOOKUP([.AJ52];[.AO$37:.AU$52];ROW([.AH52])-36;0)" office:value-type="float" office:value="1">
            <text:p>1</text:p>
          </table:table-cell>
          <table:table-cell table:number-columns-repeated="3"/>
          <table:table-cell table:style-name="ce86" office:value-type="string">
            <text:p>SCED Calendario requerido para el desarrollo</text:p>
          </table:table-cell>
          <table:table-cell table:style-name="ce102" office:value-type="float" office:value="1.23">
            <text:p>1,23</text:p>
          </table:table-cell>
          <table:table-cell table:style-name="ce105" office:value-type="float" office:value="1.08">
            <text:p>1,0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04">
            <text:p>1,04</text:p>
          </table:table-cell>
          <table:table-cell table:style-name="ce105" office:value-type="float" office:value="1.1">
            <text:p>1,1</text:p>
          </table:table-cell>
          <table:table-cell table:style-name="ce108"/>
        </table:table-row>
        <table:table-row table:style-name="ro5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4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17"/>
          <table:table-cell table:style-name="ce85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94"/>
          <table:table-cell table:style-name="ce95" office:value-type="string">
            <text:p>Effort Multiplier</text:p>
          </table:table-cell>
          <table:table-cell table:style-name="ce95" table:number-columns-repeated="2"/>
          <table:table-cell table:style-name="ce95" table:formula="of:=PRODUCT([.AK38:.AK52])" office:value-type="float" office:value="0.3450258127988">
            <text:p>0,35</text:p>
          </table:table-cell>
          <table:table-cell table:number-columns-repeated="10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4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17" office:value-type="string">
            <text:p>Alta</text:p>
          </table:table-cell>
          <table:table-cell table:style-name="ce75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4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4"/>
          <table:table-cell table:style-name="ce13" office:value-type="string">
            <text:p>Cantidad</text:p>
          </table:table-cell>
          <table:table-cell table:style-name="ce25" table:formula="of:=DCOUNTA([.B48:.E58];[.E48];[.H53:.H54])" office:value-type="float" office:value="1">
            <text:p>1</text:p>
          </table:table-cell>
          <table:table-cell table:style-name="ce25" table:formula="of:=DCOUNTA([.B48:.E59];[.E48];[.I53:.I54])" office:value-type="float" office:value="0">
            <text:p>0</text:p>
          </table:table-cell>
          <table:table-cell table:style-name="ce25" table:formula="of:=DCOUNTA([.B48:.E59];[.E48];[.J53:.J54])" office:value-type="float" office:value="0">
            <text:p>0</text:p>
          </table:table-cell>
          <table:table-cell table:style-name="ce76" table:formula="of:=[.H55]*[.H56]+[.I55]*[.I56]+[.J55]*[.J56]" office:value-type="float" office:value="4">
            <text:p>4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4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4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/>
          <table:table-cell table:number-columns-repeated="2" table:style-name="ce25"/>
          <table:table-cell table:style-name="ce34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4" table:number-columns-repeated="2"/>
          <table:table-cell table:number-columns-repeated="7"/>
          <table:table-cell table:style-name="ce85"/>
          <table:table-cell table:style-name="ce84" office:value-type="string" table:number-columns-spanned="2" table:number-rows-spanned="1">
            <text:p>Esfuerzo</text:p>
          </table:table-cell>
          <table:covered-table-cell table:style-name="ce85"/>
          <table:table-cell table:style-name="ce84" office:value-type="string" table:number-columns-spanned="2" table:number-rows-spanned="1">
            <text:p>Calendario</text:p>
          </table:table-cell>
          <table:covered-table-cell table:style-name="ce85"/>
          <table:table-cell/>
          <table:table-cell table:style-name="ce84" office:value-type="string" table:number-columns-spanned="6" table:number-rows-spanned="1">
            <text:p>COCOMO SIN MODIFICADOR DE COSTE ( COCOMO INTERMEDIO )</text:p>
          </table:table-cell>
          <table:covered-table-cell table:number-columns-repeated="5"/>
          <table:table-cell/>
          <table:table-cell table:style-name="ce24" office:value-type="string" table:number-columns-spanned="3" table:number-rows-spanned="1">
            <text:p>El humano pone los porcentajes aquí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table:style-name="ce14" table:number-columns-repeated="6"/>
          <table:table-cell table:style-name="ce57" office:value-type="string">
            <text:p>1 a 4 DET</text:p>
          </table:table-cell>
          <table:table-cell table:style-name="ce57" office:value-type="string">
            <text:p>5 a 15 DET</text:p>
          </table:table-cell>
          <table:table-cell table:style-name="ce70" office:value-type="string">
            <text:p>&gt;=16 DET</text:p>
          </table:table-cell>
          <table:table-cell table:number-columns-repeated="4"/>
          <table:table-cell table:style-name="ce85"/>
          <table:table-cell table:style-name="ce85" office:value-type="string">
            <text:p>Foctor</text:p>
          </table:table-cell>
          <table:table-cell table:style-name="ce85" office:value-type="string">
            <text:p>Exponente</text:p>
          </table:table-cell>
          <table:table-cell table:style-name="ce85" office:value-type="string">
            <text:p>Factor</text:p>
          </table:table-cell>
          <table:table-cell table:style-name="ce85" office:value-type="string">
            <text:p>Exponente</text:p>
          </table:table-cell>
          <table:table-cell/>
          <table:table-cell table:style-name="ce84" office:value-type="string">
            <text:p>Modo</text:p>
          </table:table-cell>
          <table:table-cell table:style-name="ce84" office:value-type="string">
            <text:p>Fases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style-name="ce84" office:value-type="string">
            <text:p>Personal Medio</text:p>
          </table:table-cell>
          <table:table-cell table:style-name="ce84" office:value-type="string">
            <text:p>Productividad</text:p>
          </table:table-cell>
          <table:table-cell/>
          <table:table-cell table:style-name="ce85" office:value-type="string">
            <text:p>Orgánic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2"/>
          <table:covered-table-cell table:style-name="ce30"/>
          <table:table-cell/>
          <table:table-cell table:style-name="ce3" office:value-type="string">
            <text:p>Complejidad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number-columns-repeated="4"/>
          <table:table-cell table:style-name="ce85" office:value-type="string">
            <text:p>Orgánico</text:p>
          </table:table-cell>
          <table:table-cell table:style-name="ce86" office:value-type="float" office:value="3.2">
            <text:p>3,2</text:p>
          </table:table-cell>
          <table:table-cell table:style-name="ce86" office:value-type="float" office:value="1.05">
            <text:p>1,05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8">
            <text:p>0,38</text:p>
          </table:table-cell>
          <table:table-cell/>
          <table:table-cell table:style-name="ce87" office:value-type="string" table:number-columns-spanned="1" table:number-rows-spanned="5">
            <text:p>Orgánico</text:p>
          </table:table-cell>
          <table:table-cell table:style-name="ce85" office:value-type="string">
            <text:p>Total</text:p>
          </table:table-cell>
          <table:table-cell table:style-name="ce90" table:formula="of:=([.P61]*([.N23]^[.Q61]))*[.AK53]" office:value-type="float" office:value="26.3234689086655">
            <text:p>26,32</text:p>
          </table:table-cell>
          <table:table-cell table:style-name="ce90" table:formula="of:=[.R61]*([.W61]^[.S61])" office:value-type="float" office:value="8.66304148848487">
            <text:p>8,66</text:p>
          </table:table-cell>
          <table:table-cell table:style-name="ce90" table:formula="of:=[.W61]/[.X61]" office:value-type="float" office:value="3.03859434860786">
            <text:p>3,04</text:p>
          </table:table-cell>
          <table:table-cell table:style-name="ce90" table:formula="of:=[.M$23]/[.W61]" office:value-type="float" office:value="778.772739684454">
            <text:p>778,77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7"/>
        </table:table-row>
        <table:table-row table:style-name="ro4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052cm" draw:caption-point-x="-0.61cm" draw:caption-point-y="1.519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21" office:value-type="string">
            <text:p>Baja</text:p>
          </table:table-cell>
          <table:table-cell table:style-name="ce68" office:value-type="string">
            <text:p>Media</text:p>
          </table:table-cell>
          <table:table-cell table:number-columns-repeated="4"/>
          <table:table-cell table:style-name="ce85" office:value-type="string">
            <text:p>Semi-acoplado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.12">
            <text:p>1,12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5">
            <text:p>0,35</text:p>
          </table:table-cell>
          <table:table-cell/>
          <table:covered-table-cell table:style-name="ce88"/>
          <table:table-cell table:style-name="ce85" office:value-type="string">
            <text:p>Planificació y requerimientos</text:p>
          </table:table-cell>
          <table:table-cell table:style-name="ce89" table:formula="of:=[.W$61]*[.AC61]*0.01" office:value-type="float" office:value="1.57940813451993">
            <text:p>1,58</text:p>
          </table:table-cell>
          <table:table-cell table:style-name="ce89" table:formula="of:=[.X$61]*[.AD61]*0.01" office:value-type="float" office:value="0.952934563733336">
            <text:p>0,95</text:p>
          </table:table-cell>
          <table:table-cell table:style-name="ce86" table:formula="of:=[.W62]/[.X62]" office:value-type="float" office:value="1.65741509924065">
            <text:p>1,66</text:p>
          </table:table-cell>
          <table:table-cell table:style-name="ce86" table:formula="of:=[.M$23]/[.W62]" office:value-type="float" office:value="12979.5456614076">
            <text:p>12979,55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 table:style-name="ro4">
          <table:table-cell/>
          <table:table-cell table:style-name="ce10" office:value-type="string">
            <text:p>Mediciones de cada senso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Media">
            <text:p>Medi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21" office:value-type="string">
            <text:p>Baja</text:p>
          </table:table-cell>
          <table:table-cell table:style-name="ce21" office:value-type="string">
            <text:p>Media</text:p>
          </table:table-cell>
          <table:table-cell table:style-name="ce68" office:value-type="string">
            <text:p>Alta</text:p>
          </table:table-cell>
          <table:table-cell table:number-columns-repeated="4"/>
          <table:table-cell table:style-name="ce85" office:value-type="string">
            <text:p>Empotrado</text:p>
          </table:table-cell>
          <table:table-cell table:style-name="ce86" office:value-type="float" office:value="2.8">
            <text:p>2,8</text:p>
          </table:table-cell>
          <table:table-cell table:style-name="ce86" office:value-type="float" office:value="1.2">
            <text:p>1,2</text:p>
          </table:table-cell>
          <table:table-cell table:style-name="ce86" office:value-type="float" office:value="2.5">
            <text:p>2,5</text:p>
          </table:table-cell>
          <table:table-cell table:style-name="ce86" office:value-type="float" office:value="0.32">
            <text:p>0,32</text:p>
          </table:table-cell>
          <table:table-cell/>
          <table:covered-table-cell table:style-name="ce85"/>
          <table:table-cell table:style-name="ce85" office:value-type="string">
            <text:p>Diseño del producto</text:p>
          </table:table-cell>
          <table:table-cell table:style-name="ce89" table:formula="of:=[.W$61]*[.AC62]*0.01" office:value-type="float" office:value="4.21175502538649">
            <text:p>4,21</text:p>
          </table:table-cell>
          <table:table-cell table:style-name="ce89" table:formula="of:=[.X$61]*[.AD62]*0.01" office:value-type="float" office:value="1.64597788281213">
            <text:p>1,65</text:p>
          </table:table-cell>
          <table:table-cell table:style-name="ce86" table:formula="of:=[.W63]/[.X63]" office:value-type="float" office:value="2.55881629356451">
            <text:p>2,56</text:p>
          </table:table-cell>
          <table:table-cell table:style-name="ce86" table:formula="of:=[.M$23]/[.W63]" office:value-type="float" office:value="4867.32962302783">
            <text:p>4867,33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17"/>
        </table:table-row>
        <table:table-row table:style-name="ro4">
          <table:table-cell/>
          <table:table-cell table:style-name="ce10" office:value-type="string">
            <text:p>Indicador de encender o apagar el enchufe</text:p>
          </table:table-cell>
          <table:table-cell table:number-columns-repeated="2" table:style-name="ce23" office:value-type="float" office:value="1">
            <text:p>1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Baja">
            <text:p>Baj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56" office:value-type="string">
            <text:p>Media</text:p>
          </table:table-cell>
          <table:table-cell table:style-name="ce56" office:value-type="string">
            <text:p>Alta</text:p>
          </table:table-cell>
          <table:table-cell table:style-name="ce69" office:value-type="string">
            <text:p>Alta</text:p>
          </table:table-cell>
          <table:table-cell table:number-columns-repeated="10"/>
          <table:covered-table-cell table:style-name="ce85"/>
          <table:table-cell table:style-name="ce85" office:value-type="string">
            <text:p>Programación</text:p>
          </table:table-cell>
          <table:table-cell table:style-name="ce89" table:formula="of:=[.W$61]*[.AC63]*0.01" office:value-type="float" office:value="17.1102547906326">
            <text:p>17,11</text:p>
          </table:table-cell>
          <table:table-cell table:style-name="ce89" table:formula="of:=[.X$61]*[.AD63]*0.01" office:value-type="float" office:value="5.11119447820607">
            <text:p>5,11</text:p>
          </table:table-cell>
          <table:table-cell table:style-name="ce86" table:formula="of:=[.W64]/[.X64]" office:value-type="float" office:value="3.34760394338154">
            <text:p>3,35</text:p>
          </table:table-cell>
          <table:table-cell table:style-name="ce86" table:formula="of:=[.M$23]/[.W64]" office:value-type="float" office:value="1198.11190720685">
            <text:p>1198,11</text:p>
          </table:table-cell>
          <table:table-cell/>
          <table:table-cell table:style-name="ce85"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17"/>
        </table:table-row>
        <table:table-row table:style-name="ro4">
          <table:table-cell/>
          <table:table-cell table:style-name="ce10" office:value-type="string">
            <text:p>Horario de encendido o apagado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Baja">
            <text:p>Baja</text:p>
          </table:table-cell>
          <table:table-cell/>
          <table:table-cell table:style-name="ce14"/>
          <table:table-cell table:number-columns-repeated="13"/>
          <table:covered-table-cell table:style-name="ce85"/>
          <table:table-cell table:style-name="ce85" office:value-type="string">
            <text:p>Integración y prueba</text:p>
          </table:table-cell>
          <table:table-cell table:style-name="ce89" table:formula="of:=[.W$61]*[.AC64]*0.01" office:value-type="float" office:value="5.00145909264645">
            <text:p>5</text:p>
          </table:table-cell>
          <table:table-cell table:style-name="ce89" table:formula="of:=[.X$61]*[.AD64]*0.01" office:value-type="float" office:value="1.90586912746667">
            <text:p>1,91</text:p>
          </table:table-cell>
          <table:table-cell table:style-name="ce86" table:formula="of:=[.W65]/[.X65]" office:value-type="float" office:value="2.6242405737977">
            <text:p>2,62</text:p>
          </table:table-cell>
          <table:table-cell table:style-name="ce86" table:formula="of:=[.M$23]/[.W65]" office:value-type="float" office:value="4098.80389307607">
            <text:p>4098,8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4"/>
          <table:table-cell table:number-columns-repeated="13"/>
          <table:table-cell table:style-name="ce87" office:value-type="string" table:number-columns-spanned="1" table:number-rows-spanned="5">
            <text:p>Semi-acoplado</text:p>
          </table:table-cell>
          <table:table-cell table:style-name="ce85" office:value-type="string">
            <text:p>Total</text:p>
          </table:table-cell>
          <table:table-cell table:style-name="ce90" table:formula="of:=([.P62]*([.N23]^[.Q62]))*[.AK53]" office:value-type="float" office:value="30.488577830371">
            <text:p>30,49</text:p>
          </table:table-cell>
          <table:table-cell table:style-name="ce90" table:formula="of:=[.R62]*([.W66]^[.S62])" office:value-type="float" office:value="8.26776296555948">
            <text:p>8,27</text:p>
          </table:table-cell>
          <table:table-cell table:style-name="ce90" table:formula="of:=[.W66]/[.X66]" office:value-type="float" office:value="3.68764537122985">
            <text:p>3,69</text:p>
          </table:table-cell>
          <table:table-cell table:style-name="ce90" table:formula="of:=[.M$23]/[.W66]" office:value-type="float" office:value="672.382953185145">
            <text:p>672,38</text:p>
          </table:table-cell>
          <table:table-cell/>
          <table:table-cell table:style-name="ce85" office:value-type="string">
            <text:p>Semia-acoplad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/>
          <table:table-cell table:number-columns-repeated="2" table:style-name="ce26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4"/>
          <table:table-cell table:number-columns-repeated="3" table:style-name="ce2" office:value-type="string">
            <text:p>Clasificación</text:p>
          </table:table-cell>
          <table:table-cell table:number-columns-repeated="10"/>
          <table:covered-table-cell table:style-name="ce87"/>
          <table:table-cell table:style-name="ce85" office:value-type="string">
            <text:p>Planificació y requerimientos</text:p>
          </table:table-cell>
          <table:table-cell table:style-name="ce86" table:formula="of:=[.W$66]*[.AC67]*0.01" office:value-type="float" office:value="2.13420044812597">
            <text:p>2,13</text:p>
          </table:table-cell>
          <table:table-cell table:style-name="ce86" table:formula="of:=[.X$66]*[.AD67]*0.01" office:value-type="float" office:value="1.48819733380071">
            <text:p>1,49</text:p>
          </table:table-cell>
          <table:table-cell table:style-name="ce86" table:formula="of:=[.W67]/[.X67]" office:value-type="float" office:value="1.43408431103383">
            <text:p>1,43</text:p>
          </table:table-cell>
          <table:table-cell table:style-name="ce86" table:formula="of:=[.M$23]/[.W67]" office:value-type="float" office:value="9605.47075978778">
            <text:p>9605,47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75" office:value-type="string">
            <text:p>Total</text:p>
          </table:table-cell>
          <table:table-cell table:number-columns-repeated="9"/>
          <table:covered-table-cell table:style-name="ce85"/>
          <table:table-cell table:style-name="ce85" office:value-type="string">
            <text:p>Diseño del producto</text:p>
          </table:table-cell>
          <table:table-cell table:style-name="ce86" table:formula="of:=[.W$66]*[.AC68]*0.01" office:value-type="float" office:value="5.18305823116307">
            <text:p>5,18</text:p>
          </table:table-cell>
          <table:table-cell table:style-name="ce86" table:formula="of:=[.X$66]*[.AD68]*0.01" office:value-type="float" office:value="2.06694074138987">
            <text:p>2,07</text:p>
          </table:table-cell>
          <table:table-cell table:style-name="ce86" table:formula="of:=[.W68]/[.X68]" office:value-type="float" office:value="2.5075988524363">
            <text:p>2,51</text:p>
          </table:table-cell>
          <table:table-cell table:style-name="ce86" table:formula="of:=[.M$23]/[.W68]" office:value-type="float" office:value="3955.19384226556">
            <text:p>3955,19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1" office:value-type="float" office:value="6">
            <text:p>6</text:p>
          </table:table-cell>
          <table:table-cell table:number-columns-repeated="10"/>
          <table:covered-table-cell table:style-name="ce85"/>
          <table:table-cell table:style-name="ce85" office:value-type="string">
            <text:p>Programación</text:p>
          </table:table-cell>
          <table:table-cell table:style-name="ce86" table:formula="of:=[.W$66]*[.AC69]*0.01" office:value-type="float" office:value="18.5980324765263">
            <text:p>18,6</text:p>
          </table:table-cell>
          <table:table-cell table:style-name="ce86" table:formula="of:=[.X$66]*[.AD69]*0.01" office:value-type="float" office:value="4.29923674209093">
            <text:p>4,3</text:p>
          </table:table-cell>
          <table:table-cell table:style-name="ce86" table:formula="of:=[.W69]/[.X69]" office:value-type="float" office:value="4.32589168548118">
            <text:p>4,33</text:p>
          </table:table-cell>
          <table:table-cell table:style-name="ce86" table:formula="of:=[.M$23]/[.W69]" office:value-type="float" office:value="1102.26713636909">
            <text:p>1102,27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3" office:value-type="string">
            <text:p>Cantidad</text:p>
          </table:table-cell>
          <table:table-cell table:style-name="ce25" table:formula="of:=DCOUNTA([.B62:.E71];[.E62];[.H67:.H68])" office:value-type="float" office:value="2">
            <text:p>2</text:p>
          </table:table-cell>
          <table:table-cell table:style-name="ce25" table:formula="of:=DCOUNTA([.B62:.E71];[.E62];[.I67:.I68])" office:value-type="float" office:value="1">
            <text:p>1</text:p>
          </table:table-cell>
          <table:table-cell table:style-name="ce34" table:formula="of:=DCOUNTA([.B62:.E71];[.E62];[.J67:.J68])" office:value-type="float" office:value="0">
            <text:p>0</text:p>
          </table:table-cell>
          <table:table-cell table:style-name="ce76" table:formula="of:=[.H69]*[.H70]+[.I69]*[.I70]+[.J69]*[.J70]" office:value-type="float" office:value="10">
            <text:p>10</text:p>
          </table:table-cell>
          <table:table-cell table:number-columns-repeated="9"/>
          <table:covered-table-cell table:style-name="ce85"/>
          <table:table-cell table:style-name="ce85" office:value-type="string">
            <text:p>Integración y prueba</text:p>
          </table:table-cell>
          <table:table-cell table:style-name="ce86" table:formula="of:=[.W$66]*[.AC70]*0.01" office:value-type="float" office:value="6.70748712268163">
            <text:p>6,71</text:p>
          </table:table-cell>
          <table:table-cell table:style-name="ce86" table:formula="of:=[.X$66]*[.AD70]*0.01" office:value-type="float" office:value="1.90158548207868">
            <text:p>1,9</text:p>
          </table:table-cell>
          <table:table-cell table:style-name="ce86" table:formula="of:=[.W70]/[.X70]" office:value-type="float" office:value="3.52731296378508">
            <text:p>3,53</text:p>
          </table:table-cell>
          <table:table-cell table:style-name="ce86" table:formula="of:=[.M$23]/[.W70]" office:value-type="float" office:value="3056.28615084157">
            <text:p>3056,29</text:p>
          </table:table-cell>
          <table:table-cell/>
          <table:table-cell table:style-name="ce85"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7"/>
        </table:table-row>
        <table:table-row table:style-name="ro1">
          <table:table-cell/>
          <table:table-cell table:style-name="ce13"/>
          <table:table-cell table:number-columns-repeated="2" table:style-name="ce25"/>
          <table:table-cell table:style-name="ce34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4"/>
          <table:table-cell table:number-columns-repeated="13"/>
          <table:table-cell table:style-name="ce87" office:value-type="string" table:number-columns-spanned="1" table:number-rows-spanned="5">
            <text:p>Empotrado</text:p>
          </table:table-cell>
          <table:table-cell table:style-name="ce85" office:value-type="string">
            <text:p>Total</text:p>
          </table:table-cell>
          <table:table-cell table:style-name="ce90" table:formula="of:=([.P63]*([.N23]^[.Q63]))*[.AK53]" office:value-type="float" office:value="36.233830822313">
            <text:p>36,23</text:p>
          </table:table-cell>
          <table:table-cell table:style-name="ce90" table:formula="of:=[.R63]*([.W71]^[.S63])" office:value-type="float" office:value="7.88599630763669">
            <text:p>7,89</text:p>
          </table:table-cell>
          <table:table-cell table:style-name="ce90" table:formula="of:=[.W71]/[.X71]" office:value-type="float" office:value="4.59470552721723">
            <text:p>4,59</text:p>
          </table:table-cell>
          <table:table-cell table:style-name="ce90" table:formula="of:=[.M$23]/[.W71]" office:value-type="float" office:value="565.769600805665">
            <text:p>565,77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4" table:number-columns-repeated="4"/>
          <table:table-cell/>
          <table:table-cell table:style-name="ce14"/>
          <table:table-cell table:style-name="ce17" office:value-type="string">
            <text:p>1 a 4 DET</text:p>
          </table:table-cell>
          <table:table-cell table:style-name="ce17" office:value-type="string">
            <text:p>5 a 15 DET</text:p>
          </table:table-cell>
          <table:table-cell table:style-name="ce29" office:value-type="string">
            <text:p>&gt;=16 DET</text:p>
          </table:table-cell>
          <table:table-cell table:number-columns-repeated="10"/>
          <table:covered-table-cell table:style-name="ce87"/>
          <table:table-cell table:style-name="ce85" office:value-type="string">
            <text:p>Planificació y requerimientos</text:p>
          </table:table-cell>
          <table:table-cell table:style-name="ce86" table:formula="of:=[.W$71]*[.AC73]*0.01" office:value-type="float" office:value="2.89870646578504">
            <text:p>2,9</text:p>
          </table:table-cell>
          <table:table-cell table:style-name="ce86" table:formula="of:=[.X$71]*[.AD73]*0.01" office:value-type="float" office:value="2.20807896613827">
            <text:p>2,21</text:p>
          </table:table-cell>
          <table:table-cell table:style-name="ce86" table:formula="of:=[.W72]/[.X72]" office:value-type="float" office:value="1.31277300777635">
            <text:p>1,31</text:p>
          </table:table-cell>
          <table:table-cell table:style-name="ce86" table:formula="of:=[.M$23]/[.W72]" office:value-type="float" office:value="7072.12001007081">
            <text:p>7072,12</text:p>
          </table:table-cell>
          <table:table-cell/>
          <table:table-cell table:style-name="ce85" office:value-type="string">
            <text:p>Empotrado</text:p>
          </table:table-cell>
          <table:table-cell table:style-name="ce85" office:value-type="string">
            <text:p>Esfuerzo</text:p>
          </table:table-cell>
          <table:table-cell table:style-name="ce85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2"/>
          <table:covered-table-cell table:style-name="ce30"/>
          <table:table-cell table:style-name="ce46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"/>
          <table:covered-table-cell table:style-name="ce87"/>
          <table:table-cell table:style-name="ce85" office:value-type="string">
            <text:p>Diseño del producto</text:p>
          </table:table-cell>
          <table:table-cell table:style-name="ce86" table:formula="of:=[.W$71]*[.AC74]*0.01" office:value-type="float" office:value="6.52208954801633">
            <text:p>6,52</text:p>
          </table:table-cell>
          <table:table-cell table:style-name="ce86" table:formula="of:=[.X$71]*[.AD74]*0.01" office:value-type="float" office:value="2.52351881844374">
            <text:p>2,52</text:p>
          </table:table-cell>
          <table:table-cell table:style-name="ce86" table:formula="of:=[.W73]/[.X73]" office:value-type="float" office:value="2.58452185905969">
            <text:p>2,58</text:p>
          </table:table-cell>
          <table:table-cell table:style-name="ce86" table:formula="of:=[.M$23]/[.W73]" office:value-type="float" office:value="3143.16444892036">
            <text:p>3143,16</text:p>
          </table:table-cell>
          <table:table-cell/>
          <table:table-cell table:style-name="ce85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21" office:value-type="string">
            <text:p>Baja</text:p>
          </table:table-cell>
          <table:table-cell table:style-name="ce68" office:value-type="string">
            <text:p>Media</text:p>
          </table:table-cell>
          <table:table-cell table:number-columns-repeated="10"/>
          <table:covered-table-cell table:style-name="ce87"/>
          <table:table-cell table:style-name="ce85" office:value-type="string">
            <text:p>Programación</text:p>
          </table:table-cell>
          <table:table-cell table:style-name="ce86" table:formula="of:=[.W$71]*[.AC75]*0.01" office:value-type="float" office:value="20.6532835687184">
            <text:p>20,65</text:p>
          </table:table-cell>
          <table:table-cell table:style-name="ce86" table:formula="of:=[.X$71]*[.AD75]*0.01" office:value-type="float" office:value="3.46983837536014">
            <text:p>3,47</text:p>
          </table:table-cell>
          <table:table-cell table:style-name="ce86" table:formula="of:=[.W74]/[.X74]" office:value-type="float" office:value="5.95223216025869">
            <text:p>5,95</text:p>
          </table:table-cell>
          <table:table-cell table:style-name="ce86" table:formula="of:=[.M$23]/[.W74]" office:value-type="float" office:value="992.578247027482">
            <text:p>992,58</text:p>
          </table:table-cell>
          <table:table-cell/>
          <table:table-cell table:style-name="ce85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Entrada</text:p>
          </table:table-cell>
          <table:table-cell table:number-columns-repeated="3"/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>
            <text:p/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21" office:value-type="string">
            <text:p>Baja</text:p>
          </table:table-cell>
          <table:table-cell table:style-name="ce21" office:value-type="string">
            <text:p>Media</text:p>
          </table:table-cell>
          <table:table-cell table:style-name="ce68" office:value-type="string">
            <text:p>Alta</text:p>
          </table:table-cell>
          <table:table-cell table:number-columns-repeated="10"/>
          <table:covered-table-cell table:style-name="ce87"/>
          <table:table-cell table:style-name="ce85" office:value-type="string">
            <text:p>Integración y prueba</text:p>
          </table:table-cell>
          <table:table-cell table:style-name="ce86" table:formula="of:=[.W$71]*[.AC76]*0.01" office:value-type="float" office:value="9.05845770557824">
            <text:p>9,06</text:p>
          </table:table-cell>
          <table:table-cell table:style-name="ce86" table:formula="of:=[.X$71]*[.AD76]*0.01" office:value-type="float" office:value="1.8926391138328">
            <text:p>1,89</text:p>
          </table:table-cell>
          <table:table-cell table:style-name="ce86" table:formula="of:=[.W75]/[.X75]" office:value-type="float" office:value="4.78615159085128">
            <text:p>4,79</text:p>
          </table:table-cell>
          <table:table-cell table:style-name="ce86" table:formula="of:=[.M$23]/[.W75]" office:value-type="float" office:value="2263.07840322266">
            <text:p>2263,08</text:p>
          </table:table-cell>
          <table:table-cell/>
          <table:table-cell table:style-name="ce85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>
            <text:p/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56" office:value-type="string">
            <text:p>Media</text:p>
          </table:table-cell>
          <table:table-cell table:style-name="ce56" office:value-type="string">
            <text:p>Alta</text:p>
          </table:table-cell>
          <table:table-cell table:style-name="ce69" office:value-type="string">
            <text:p>Alta</text:p>
          </table:table-cell>
          <table:table-cell table:number-columns-repeated="17"/>
          <table:table-cell table:style-name="ce85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6"/>
          <table:table-cell table:style-name="ce14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>
            <text:p/>
          </table:table-cell>
          <table:table-cell table:style-name="ce46"/>
          <table:table-cell table:style-name="ce14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6"/>
          <table:table-cell table:style-name="ce54"/>
          <table:table-cell table:number-columns-repeated="3" table:style-name="ce2" office:value-type="string">
            <text:p>Clasificación</text:p>
          </table:table-cell>
          <table:table-cell table:style-name="ce46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75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6"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1" office:value-type="float" office:value="6">
            <text:p>6</text:p>
          </table:table-cell>
          <table:table-cell table:style-name="ce46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6"/>
          <table:table-cell table:style-name="ce13" office:value-type="string">
            <text:p>Cantidad</text:p>
          </table:table-cell>
          <table:table-cell table:style-name="ce25" table:formula="of:=DCOUNTA([.B95:.E105];[.E95];[.H79:.H80])" office:value-type="float" office:value="0">
            <text:p>0</text:p>
          </table:table-cell>
          <table:table-cell table:style-name="ce25" table:formula="of:=DCOUNTA([.B95:.E105];[.E95];[.I79:.I80])" office:value-type="float" office:value="0">
            <text:p>0</text:p>
          </table:table-cell>
          <table:table-cell table:style-name="ce34" table:formula="of:=DCOUNTA([.B95:.E105];[.E95];[.J79:.J80])" office:value-type="float" office:value="0">
            <text:p>0</text:p>
          </table:table-cell>
          <table:table-cell table:style-name="ce76" table:formula="of:=[.H81]*[.H82]+[.I81]*[.I82]+[.J81]*[.J82]" office:value-type="float" office:value="0">
            <text:p>0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6"/>
          <table:table-cell table:style-name="ce55" table:number-columns-repeated="2"/>
          <table:table-cell table:style-name="ce46" table:number-columns-repeated="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6"/>
          <table:table-cell table:style-name="ce14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5"/>
          <table:table-cell table:number-columns-repeated="2" table:style-name="ce27"/>
          <table:table-cell table:style-name="ce35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>
            <text:p/>
          </table:table-cell>
          <table:table-cell table:style-name="ce46"/>
          <table:table-cell table:style-name="ce14"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Salida</text:p>
          </table:table-cell>
          <table:table-cell table:number-columns-repeated="3"/>
          <table:table-cell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>
            <text:p/>
          </table:table-cell>
          <table:table-cell table:style-name="ce43" office:value-type="string">
            <text:p>0 - 1</text:p>
          </table:table-cell>
          <table:table-cell table:style-name="ce40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1" office:value-type="string">
            <text:p>Baja</text:p>
          </table:table-cell>
          <table:table-cell table:style-name="ce68" office:value-type="string">
            <text:p>Medi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>
            <text:p/>
          </table:table-cell>
          <table:table-cell table:style-name="ce43" office:value-type="string">
            <text:p>2 – 3</text:p>
          </table:table-cell>
          <table:table-cell table:style-name="ce40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1" office:value-type="string">
            <text:p>Media</text:p>
          </table:table-cell>
          <table:table-cell table:style-name="ce68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/>
          <table:table-cell table:style-name="ce28"/>
          <table:table-cell/>
          <table:table-cell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>
            <text:p/>
          </table:table-cell>
          <table:table-cell table:style-name="ce44" office:value-type="string">
            <text:p>&gt;=4</text:p>
          </table:table-cell>
          <table:table-cell table:style-name="ce45" office:value-type="float" office:value="4">
            <text:p>4</text:p>
          </table:table-cell>
          <table:table-cell table:style-name="ce58" office:value-type="string">
            <text:p>Media</text:p>
          </table:table-cell>
          <table:table-cell table:style-name="ce56" office:value-type="string">
            <text:p>Alta</text:p>
          </table:table-cell>
          <table:table-cell table:style-name="ce69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>
            <text:p/>
          </table:table-cell>
          <table:table-cell table:style-name="ce46"/>
          <table:table-cell table:style-name="ce14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>
            <text:p/>
          </table:table-cell>
          <table:table-cell table:style-name="ce46"/>
          <table:table-cell table:style-name="ce14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>
            <text:p/>
          </table:table-cell>
          <table:table-cell table:style-name="ce46"/>
          <table:table-cell table:style-name="ce14"/>
          <table:table-cell table:number-columns-repeated="3" table:style-name="ce2" office:value-type="string">
            <text:p>Clasificación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/>
          <table:table-cell table:number-columns-repeated="2" table:style-name="ce25"/>
          <table:table-cell table:style-name="ce34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>
            <text:p/>
          </table:table-cell>
          <table:table-cell table:style-name="ce46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71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6"/>
          <table:table-cell table:style-name="ce13" office:value-type="string">
            <text:p>Cantidad</text:p>
          </table:table-cell>
          <table:table-cell table:style-name="ce25"/>
          <table:table-cell table:style-name="ce64"/>
          <table:table-cell table:style-name="ce72"/>
          <table:table-cell table:style-name="ce78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Consulta</text:p>
          </table:table-cell>
          <table:table-cell table:style-name="ce15"/>
          <table:table-cell table:number-columns-repeated="2"/>
          <table:table-cell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/>
          <table:table-cell table:style-name="ce25" table:number-columns-repeated="2"/>
          <table:table-cell table:style-name="ce34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I57:Sheet1.AI6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00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7M20S</meta:editing-duration>
    <meta:editing-cycles>230</meta:editing-cycles>
    <meta:generator>OpenOffice/4.1.6$Win32 OpenOffice.org_project/416m1$Build-9790</meta:generator>
    <dc:date>2019-03-17T00:38:26.10</dc:date>
    <meta:document-statistic meta:table-count="3" meta:cell-count="1315" meta:object-count="1"/>
    <meta:user-defined meta:name="Info 1"/>
    <meta:user-defined meta:name="Info 2"/>
    <meta:user-defined meta:name="Info 3"/>
    <meta:user-defined meta:name="Info 4"/>
  </office:meta>
</office:document-meta>
</file>